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577cm" fo:min-width="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1.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1.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47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971cm" fo:min-width="4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971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2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1.97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153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259cm" fo:min-width="2.5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2.5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2.479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2.47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2.471cm" fo:min-width="2.479cm"/>
    </style:style>
    <style:style style:name="gr19" style:family="graphic" style:parent-style-name="standard">
      <style:graphic-properties draw:stroke="none" draw:fill="none" fo:min-height="6.822cm"/>
      <style:paragraph-properties style:writing-mode="lr-tb"/>
    </style:style>
    <style:style style:name="gr20" style:family="graphic" style:parent-style-name="objectwithoutfill">
      <style:graphic-properties svg:stroke-color="#000000" draw:fill="none" draw:textarea-vertical-align="middle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1.26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54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548cm"/>
      <style:paragraph-properties style:writing-mode="lr-tb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3.479cm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3.47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365cm"/>
      <style:paragraph-properties style:writing-mode="lr-tb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0.67cm" fo:min-width="1.622cm"/>
      <style:paragraph-properties style:writing-mode="lr-tb"/>
    </style:style>
    <style:style style:name="gr29" style:family="graphic">
      <style:graphic-properties style:protect="size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4.5cm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4.5cm"/>
      <style:paragraph-properties style:writing-mode="lr-tb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5.75cm" fo:min-width="4.5cm"/>
    </style:style>
    <style:style style:name="gr33" style:family="graphic" style:parent-style-name="standard">
      <style:graphic-properties draw:stroke="none" draw:fill="none" fo:min-height="8.901cm"/>
      <style:paragraph-properties style:writing-mode="lr-tb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4.5cm"/>
    </style:style>
    <style:style style:name="gr35" style:family="graphic" style:parent-style-name="standard">
      <style:graphic-properties draw:stroke="none" draw:fill="none" fo:min-height="3.917cm"/>
      <style:paragraph-properties style:writing-mode="lr-tb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4.55cm" fo:min-width="4.5cm"/>
    </style:style>
    <style:style style:name="gr37" style:family="graphic" style:parent-style-name="standard">
      <style:graphic-properties draw:stroke="none" draw:fill="none" fo:min-height="7.121cm"/>
      <style:paragraph-properties style:writing-mode="lr-tb"/>
    </style:style>
    <style:style style:name="gr38" style:family="graphic" style:parent-style-name="standard">
      <style:graphic-properties svg:stroke-color="#000000" draw:fill-color="#ffffff" draw:textarea-horizontal-align="justify" draw:textarea-vertical-align="middle" draw:auto-grow-height="false" fo:min-height="2.917cm" fo:min-width="4.5cm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4.5cm"/>
    </style:style>
    <style:style style:name="gr40" style:family="graphic" style:parent-style-name="standard">
      <style:graphic-properties draw:stroke="none" draw:fill="none" fo:min-height="2.493cm"/>
      <style:paragraph-properties style:writing-mode="lr-tb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8.333cm" fo:min-width="4.5cm"/>
    </style:style>
    <style:style style:name="gr42" style:family="graphic" style:parent-style-name="standard">
      <style:graphic-properties svg:stroke-color="#000000" draw:fill-color="#ffffff" draw:textarea-horizontal-align="justify" draw:textarea-vertical-align="middle" draw:auto-grow-height="false" fo:min-height="2.417cm" fo:min-width="4.5cm"/>
    </style:style>
    <style:style style:name="gr43" style:family="graphic" style:parent-style-name="standard">
      <style:graphic-properties draw:stroke="none" draw:fill="none" fo:min-height="7.833cm"/>
      <style:paragraph-properties style:writing-mode="lr-tb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4.75cm" fo:min-width="4.5cm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5.55cm" fo:min-width="4.5cm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13.95cm" fo:min-width="18.6cm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0.208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49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1.622cm"/>
      <style:paragraph-properties style:writing-mode="lr-tb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0.812cm" fo:min-width="2.682cm"/>
      <style:paragraph-properties style:writing-mode="lr-tb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2.33cm"/>
      <style:paragraph-properties style:writing-mode="lr-tb"/>
    </style:style>
    <style:style style:name="gr52" style:family="graphic" style:parent-style-name="objectwithoutfill">
      <style:graphic-properties svg:stroke-color="#000000" draw:marker-end="Extrémités_20_de_20_flèche_20_1" draw:marker-end-width="0.3cm" draw:fill="none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54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3.036cm"/>
      <style:paragraph-properties style:writing-mode="lr-tb"/>
    </style:style>
    <style:style style:name="gr55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1.976cm"/>
      <style:paragraph-properties style:writing-mode="lr-tb"/>
    </style:style>
    <style:style style:name="gr56" style:family="graphic" style:parent-style-name="standard">
      <style:graphic-properties svg:stroke-color="#000000" draw:fill-color="#ffffff" draw:textarea-horizontal-align="justify" draw:textarea-vertical-align="middle" draw:auto-grow-height="false" fo:min-height="0.812cm" fo:min-width="3.036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449cm"/>
      <style:paragraph-properties style:writing-mode="lr-tb"/>
    </style:style>
    <style:style style:name="gr58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3.299cm"/>
    </style:style>
    <style:style style:name="gr59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3.299cm"/>
      <style:paragraph-properties style:writing-mode="lr-tb"/>
    </style:style>
    <style:style style:name="gr60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3.299cm"/>
    </style:style>
    <style:style style:name="gr61" style:family="graphic" style:parent-style-name="standard">
      <style:graphic-properties draw:stroke="none" draw:fill="none" fo:min-height="5.047cm"/>
      <style:paragraph-properties style:writing-mode="lr-tb"/>
    </style:style>
    <style:style style:name="gr62" style:family="graphic" style:parent-style-name="standard">
      <style:graphic-properties svg:stroke-color="#000000" draw:fill-color="#ffffff" draw:textarea-horizontal-align="justify" draw:textarea-vertical-align="middle" draw:auto-grow-height="false" fo:min-height="1.547cm" fo:min-width="4.5cm"/>
    </style:style>
    <style:style style:name="gr63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4.5cm"/>
    </style:style>
    <style:style style:name="gr64" style:family="graphic" style:parent-style-name="standard">
      <style:graphic-properties draw:stroke="none" draw:fill="none" fo:min-height="3.047cm"/>
      <style:paragraph-properties style:writing-mode="lr-tb"/>
    </style:style>
    <style:style style:name="gr65" style:family="graphic" style:parent-style-name="standard">
      <style:graphic-properties svg:stroke-color="#000000" draw:fill-color="#ffffff" draw:textarea-horizontal-align="justify" draw:textarea-vertical-align="middle" draw:auto-grow-height="false" fo:min-height="1.547cm" fo:min-width="6.499cm"/>
    </style:style>
    <style:style style:name="gr66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6.499cm"/>
      <style:paragraph-properties style:writing-mode="lr-tb"/>
    </style:style>
    <style:style style:name="gr67" style:family="graphic" style:parent-style-name="standard">
      <style:graphic-properties svg:stroke-color="#000000" draw:fill-color="#ffffff" draw:textarea-horizontal-align="justify" draw:textarea-vertical-align="middle" draw:auto-grow-height="false" fo:min-height="1.196cm" fo:min-width="6.499cm"/>
    </style:style>
    <style:style style:name="gr68" style:family="graphic" style:parent-style-name="standard">
      <style:graphic-properties draw:stroke="none" draw:fill="none" fo:min-height="2.417cm"/>
      <style:paragraph-properties style:writing-mode="lr-tb"/>
    </style:style>
    <style:style style:name="gr69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7.199cm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7.199cm"/>
      <style:paragraph-properties style:writing-mode="lr-tb"/>
    </style:style>
    <style:style style:name="gr71" style:family="graphic" style:parent-style-name="standard">
      <style:graphic-properties svg:stroke-color="#000000" draw:fill-color="#ffffff" draw:textarea-horizontal-align="justify" draw:textarea-vertical-align="middle" draw:auto-grow-height="false" fo:min-height="3.55cm" fo:min-width="7.199cm"/>
    </style:style>
    <style:style style:name="gr72" style:family="graphic" style:parent-style-name="standard">
      <style:graphic-properties draw:stroke="none" draw:fill="none" fo:min-height="5.917cm"/>
      <style:paragraph-properties style:writing-mode="lr-tb"/>
    </style:style>
    <style:style style:name="gr73" style:family="graphic" style:parent-style-name="standard">
      <style:graphic-properties svg:stroke-color="#000000" draw:fill-color="#ffffff" draw:textarea-horizontal-align="justify" draw:textarea-vertical-align="middle" draw:auto-grow-height="false" fo:min-height="1.926cm" fo:min-width="4.5cm"/>
    </style:style>
    <style:style style:name="gr74" style:family="graphic" style:parent-style-name="standard">
      <style:graphic-properties draw:stroke="none" draw:fill="none" fo:min-height="3.561cm"/>
      <style:paragraph-properties style:writing-mode="lr-tb"/>
    </style:style>
    <style:style style:name="gr75" style:family="graphic" style:parent-style-name="standard">
      <style:graphic-properties svg:stroke-color="#000000" draw:fill-color="#ffffff" draw:textarea-horizontal-align="justify" draw:textarea-vertical-align="middle" draw:auto-grow-height="false" fo:min-height="6.197cm" fo:min-width="6.899cm"/>
    </style:style>
    <style:style style:name="gr76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6.899cm"/>
      <style:paragraph-properties style:writing-mode="lr-tb"/>
    </style:style>
    <style:style style:name="gr77" style:family="graphic" style:parent-style-name="standard">
      <style:graphic-properties svg:stroke-color="#000000" draw:fill-color="#ffffff" draw:textarea-horizontal-align="justify" draw:textarea-vertical-align="middle" draw:auto-grow-height="false" fo:min-height="2.493cm" fo:min-width="6.899cm"/>
    </style:style>
    <style:style style:name="gr78" style:family="graphic" style:parent-style-name="standard">
      <style:graphic-properties draw:stroke="none" draw:fill="none" fo:min-height="5.493cm"/>
      <style:paragraph-properties style:writing-mode="lr-tb"/>
    </style:style>
    <style:style style:name="gr79" style:family="graphic" style:parent-style-name="standard">
      <style:graphic-properties svg:stroke-color="#000000" draw:fill-color="#ffffff" draw:textarea-horizontal-align="justify" draw:textarea-vertical-align="middle" draw:auto-grow-height="false" fo:min-height="0.717cm" fo:min-width="4.5cm"/>
    </style:style>
    <style:style style:name="gr80" style:family="graphic" style:parent-style-name="standard">
      <style:graphic-properties draw:stroke="none" draw:fill="none" fo:min-height="3.75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15" style:family="paragraph"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P17" style:family="paragraph">
      <loext:graphic-properties draw:fill-color="#ffffff"/>
    </style:style>
    <style:style style:name="P18" style:family="paragraph">
      <style:text-properties fo:font-size="9pt" style:font-size-asian="9pt" style:font-size-complex="9pt"/>
    </style:style>
    <style:style style:name="P19" style:family="paragraph">
      <style:paragraph-properties fo:margin-left="0cm" fo:margin-right="0cm" fo:margin-top="0cm" fo:margin-bottom="0cm" fo:line-height="100%" fo:text-indent="0cm"/>
      <style:text-properties fo:font-size="9pt" style:font-size-asian="9pt" style:font-size-complex="9pt"/>
    </style:style>
    <style:style style:name="P20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9pt" style:text-underline-style="none" style:font-size-asian="9pt" style:font-size-complex="9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Arial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.5cm" svg:height="1.827cm" svg:x="0.721cm" svg:y="8.0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5cm" svg:height="0.5cm" svg:x="0.721cm" svg:y="8.073cm">
          <text:p text:style-name="P2"><text:span text:style-name="T1">Comman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2cm" svg:height="1.827cm" svg:x="0.7cm" svg:y="8.573cm">
          <draw:text-box>
            <text:p><text:span text:style-name="T2">id_cmde</text:span></text:p>
            <text:p><text:span text:style-name="T2">date</text:span></text:p>
            <text:p><text:span text:style-name="T2"/></text:p>
          </draw:text-box>
        </draw:frame>
        <draw:custom-shape draw:style-name="gr4" draw:text-style-name="P1" draw:layer="layout" svg:width="2cm" svg:height="4cm" svg:x="0.2cm" svg:y="0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5cm" svg:x="0.2cm" svg:y="0.103cm">
          <text:p text:style-name="P2"><text:span text:style-name="T1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2.521cm" svg:height="3.797cm" svg:x="0.179cm" svg:y="0.603cm">
          <draw:text-box>
            <text:p><text:span text:style-name="T2">id_client</text:span></text:p>
            <text:p><text:span text:style-name="T2">nom</text:span></text:p>
            <text:p><text:span text:style-name="T2">prenom</text:span></text:p>
            <text:p><text:span text:style-name="T2">pseudo</text:span></text:p>
            <text:p><text:span text:style-name="T2">mail</text:span></text:p>
            <text:p><text:span text:style-name="T2">mdp</text:span></text:p>
            <text:p><text:span text:style-name="T2">adresse</text:span></text:p>
            <text:p><text:span text:style-name="T2">telephone</text:span></text:p>
          </draw:text-box>
        </draw:frame>
        <draw:custom-shape draw:style-name="gr7" draw:text-style-name="P1" draw:layer="layout" svg:width="4.5cm" svg:height="1.221cm" svg:x="5.721cm" svg:y="11.1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4.5cm" svg:height="0.5cm" svg:x="5.721cm" svg:y="11.179cm">
          <text:p text:style-name="P2"><text:span text:style-name="T1">Ligne_de_comman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4" draw:layer="layout" svg:width="2.521cm" svg:height="2.221cm" svg:x="5.7cm" svg:y="11.679cm">
          <draw:text-box>
            <text:p><text:span text:style-name="T2">qte</text:span></text:p>
            <text:p><text:span text:style-name="T2"/></text:p>
          </draw:text-box>
        </draw:frame>
        <draw:custom-shape draw:style-name="gr10" draw:text-style-name="P1" draw:layer="layout" svg:width="2.5cm" svg:height="3cm" svg:x="13.221cm" svg:y="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2.479cm" svg:height="0.5cm" svg:x="13.221cm" svg:y="4.9cm">
          <text:p text:style-name="P2"><text:span text:style-name="T1">Prod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4" draw:layer="layout" svg:width="3cm" svg:height="3.403cm" svg:x="13.2cm" svg:y="5.4cm">
          <draw:text-box>
            <text:p><text:span text:style-name="T2">id_produit</text:span></text:p>
            <text:p><text:span text:style-name="T2">nom</text:span></text:p>
            <text:p><text:span text:style-name="T2">prix</text:span></text:p>
            <text:p><text:span text:style-name="T2">Description</text:span></text:p>
            <text:p><text:span text:style-name="T2">caracteristique</text:span></text:p>
            <text:p><text:span text:style-name="T2">disponibilite</text:span></text:p>
            <text:p><text:span text:style-name="T2"/></text:p>
          </draw:text-box>
        </draw:frame>
        <draw:custom-shape draw:style-name="gr13" draw:text-style-name="P1" draw:layer="layout" svg:width="3cm" svg:height="1.509cm" svg:x="16.7cm" svg:y="0.9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3cm" svg:height="0.5cm" svg:x="16.7cm" svg:y="0.967cm">
          <text:p text:style-name="P2"><text:span text:style-name="T1">Categor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021cm" svg:height="1.827cm" svg:x="16.679cm" svg:y="1.473cm">
          <draw:text-box>
            <text:p><text:span text:style-name="T2">id_categorie</text:span></text:p>
            <text:p><text:span text:style-name="T2">nom_categorie</text:span></text:p>
            <text:p><text:span text:style-name="T2"/></text:p>
          </draw:text-box>
        </draw:frame>
        <draw:custom-shape draw:style-name="gr15" draw:text-style-name="P1" draw:layer="layout" svg:width="2.979cm" svg:height="1.5cm" svg:x="11.721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2.979cm" svg:height="0.5cm" svg:x="11.721cm" svg:y="0.9cm">
          <text:p text:style-name="P2"><text:span text:style-name="T1">Image_prod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4" draw:layer="layout" svg:width="3cm" svg:height="1.433cm" svg:x="11.7cm" svg:y="1.4cm">
          <draw:text-box>
            <text:p><text:span text:style-name="T2">chemin_image</text:span></text:p>
            <text:p><text:span text:style-name="T2"/></text:p>
            <text:p><text:span text:style-name="T2"/></text:p>
          </draw:text-box>
        </draw:frame>
        <draw:custom-shape draw:style-name="gr18" draw:text-style-name="P1" draw:layer="layout" svg:width="2.979cm" svg:height="2.721cm" svg:x="7.221cm" svg:y="0.7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2.979cm" svg:height="0.5cm" svg:x="7.221cm" svg:y="0.776cm">
          <text:p text:style-name="P2"><text:span text:style-name="T1">Avis_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4" draw:layer="layout" svg:width="3cm" svg:height="2.221cm" svg:x="7.2cm" svg:y="1.276cm">
          <draw:text-box>
            <text:p><text:span text:style-name="T2">id_avis_client</text:span></text:p>
            <text:p><text:span text:style-name="T2">date_avis</text:span></text:p>
            <text:p><text:span text:style-name="T2">Note</text:span></text:p>
            <text:p><text:span text:style-name="T2">Titre</text:span></text:p>
            <text:p><text:span text:style-name="T2">contenu</text:span></text:p>
          </draw:text-box>
        </draw:frame>
        <draw:frame draw:style-name="gr19" draw:text-style-name="P6" draw:layer="layout" svg:width="15.5cm" svg:height="7.072cm" svg:x="12.5cm" svg:y="8.678cm">
          <draw:text-box>
            <text:p><text:span text:style-name="T2">Client (</text:span><text:span text:style-name="T3">id_client</text:span><text:span text:style-name="T2">, nom, prenom, pseudo, mail, mdp, adresse, telephone)</text:span></text:p>
            <text:p><text:span text:style-name="T2"/></text:p>
            <text:p><text:span text:style-name="T2">Commande (</text:span><text:span text:style-name="T3">id_cmde</text:span><text:span text:style-name="T2">, #id_client, date)</text:span></text:p>
            <text:p><text:span text:style-name="T2"/></text:p>
            <text:p><text:span text:style-name="T2">Ligne_de_commande (#id_cmde, #id_produit, qte)</text:span></text:p>
            <text:p><text:span text:style-name="T2"/></text:p>
            <text:p><text:span text:style-name="T4">Produit (</text:span><text:span text:style-name="T5">id_produit</text:span><text:span text:style-name="T6">, nom, prix, #id_categorie, description, </text:span><text:span text:style-name="T2">caracteristique, disponibilite)</text:span></text:p>
            <text:p><text:span text:style-name="T2"/></text:p>
            <text:p><text:span text:style-name="T2">Categorie (</text:span><text:span text:style-name="T3">id_categorie</text:span><text:span text:style-name="T2">, nom_categorie)</text:span></text:p>
            <text:p><text:span text:style-name="T2"/></text:p>
            <text:p><text:span text:style-name="T2">Image_produit (#id_produit, chemin_image)</text:span></text:p>
            <text:p><text:span text:style-name="T2"/></text:p>
            <text:p text:style-name="P5"><text:span text:style-name="T6">Avis_client (</text:span><text:span text:style-name="T3">id_avis_client</text:span><text:span text:style-name="T2">, #id_produit, date_avis, #id_client, Note, Titre, contenu)</text:span></text:p>
            <text:p text:style-name="P5"><text:span text:style-name="T2"/></text:p>
            <text:p text:style-name="P5"><text:span text:style-name="T2">Historique_produit (#id_produit, nom, prix, #id_categorie, description, caracteristique, </text:span><text:span text:style-name="T2"><text:tab/></text:span><text:span text:style-name="T2"><text:tab/></text:span><text:span text:style-name="T2"><text:tab/></text:span><text:span text:style-name="T2"><text:tab/></text:span><text:span text:style-name="T2">date_changement, type)</text:span></text:p>
          </draw:text-box>
        </draw:frame>
        <draw:line draw:style-name="gr20" draw:text-style-name="P7" draw:layer="layout" svg:x1="1.2cm" svg:y1="4.103cm" svg:x2="1.7cm" svg:y2="5.4cm">
          <text:p/>
        </draw:line>
        <draw:line draw:style-name="gr20" draw:text-style-name="P7" draw:layer="layout" svg:x1="2.2cm" svg:y1="6.4cm" svg:x2="2.7cm" svg:y2="8.073cm">
          <text:p/>
        </draw:line>
        <draw:custom-shape draw:style-name="gr21" draw:text-style-name="P3" draw:layer="layout" svg:width="2.5cm" svg:height="1cm" svg:x="0.7cm" svg:y="5.4cm">
          <text:p text:style-name="P2"><text:span text:style-name="T1">passe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3" draw:layer="layout" svg:width="2.5cm" svg:height="1cm" svg:x="1.2cm" svg:y="11.4cm">
          <text:p text:style-name="P2"><text:span text:style-name="T1">conteni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0" draw:text-style-name="P7" draw:layer="layout" svg:x1="2.2cm" svg:y1="9.9cm" svg:x2="2.2cm" svg:y2="11.4cm">
          <text:p/>
        </draw:line>
        <draw:line draw:style-name="gr20" draw:text-style-name="P7" draw:layer="layout" svg:x1="3.7cm" svg:y1="11.9cm" svg:x2="5.7cm" svg:y2="11.9cm">
          <text:p/>
        </draw:line>
        <draw:line draw:style-name="gr20" draw:text-style-name="P7" draw:layer="layout" svg:x1="8.7cm" svg:y1="11.179cm" svg:x2="9.7cm" svg:y2="9.9cm">
          <text:p/>
        </draw:line>
        <draw:custom-shape draw:style-name="gr21" draw:text-style-name="P3" draw:layer="layout" svg:width="2.5cm" svg:height="1cm" svg:x="8.7cm" svg:y="8.9cm">
          <text:p text:style-name="P2"><text:span text:style-name="T1">concerne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0" draw:text-style-name="P7" draw:layer="layout" svg:x1="11.2cm" svg:y1="9.179cm" svg:x2="13.2cm" svg:y2="7.9cm">
          <text:p/>
        </draw:line>
        <draw:line draw:style-name="gr20" draw:text-style-name="P7" draw:layer="layout" svg:x1="15.721cm" svg:y1="5.9cm" svg:x2="17.2cm" svg:y2="4.6cm">
          <text:p/>
        </draw:line>
        <draw:line draw:style-name="gr20" draw:text-style-name="P7" draw:layer="layout" svg:x1="17.7cm" svg:y1="3.6cm" svg:x2="17.7cm" svg:y2="2.476cm">
          <text:p/>
        </draw:line>
        <draw:line draw:style-name="gr20" draw:text-style-name="P7" draw:layer="layout" svg:x1="13.2cm" svg:y1="3.4cm" svg:x2="12.7cm" svg:y2="2.4cm">
          <text:p/>
        </draw:line>
        <draw:line draw:style-name="gr20" draw:text-style-name="P7" draw:layer="layout" svg:x1="14.7cm" svg:y1="4.9cm" svg:x2="14.2cm" svg:y2="3.9cm">
          <text:p/>
        </draw:line>
        <draw:line draw:style-name="gr20" draw:text-style-name="P7" draw:layer="layout" svg:x1="9.2cm" svg:y1="4.4cm" svg:x2="8.2cm" svg:y2="3.497cm">
          <text:p/>
        </draw:line>
        <draw:line draw:style-name="gr20" draw:text-style-name="P7" draw:layer="layout" svg:x1="13.2cm" svg:y1="5.9cm" svg:x2="11.2cm" svg:y2="4.9cm">
          <text:p/>
        </draw:line>
        <draw:line draw:style-name="gr20" draw:text-style-name="P7" draw:layer="layout" svg:x1="7.221cm" svg:y1="2.303cm" svg:x2="6.2cm" svg:y2="2.4cm">
          <text:p/>
        </draw:line>
        <draw:line draw:style-name="gr20" draw:text-style-name="P7" draw:layer="layout" svg:x1="3.7cm" svg:y1="2.4cm" svg:x2="2.179cm" svg:y2="2.4cm">
          <text:p/>
        </draw:line>
        <draw:custom-shape draw:style-name="gr21" draw:text-style-name="P9" draw:layer="layout" svg:width="2.5cm" svg:height="1cm" svg:x="3.7cm" svg:y="1.9cm">
          <text:p text:style-name="P8"><text:span text:style-name="T1">apparteni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3" draw:layer="layout" svg:width="2.5cm" svg:height="1cm" svg:x="8.7cm" svg:y="4.3cm">
          <text:p text:style-name="P2"><text:span text:style-name="T1">avoi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3" draw:layer="layout" svg:width="2.5cm" svg:height="1cm" svg:x="12.2cm" svg:y="3.4cm">
          <text:p text:style-name="P2"><text:span text:style-name="T1">avoi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3" draw:layer="layout" svg:width="2.5cm" svg:height="1cm" svg:x="16.1cm" svg:y="3.6cm">
          <text:p text:style-name="P2"><text:span text:style-name="T1">apparteni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2" draw:text-style-name="P4" draw:layer="layout" svg:width="1cm" svg:height="0.797cm" svg:x="1.2cm" svg:y="4.103cm">
          <draw:text-box>
            <text:p><text:span text:style-name="T2">0,n</text:span></text:p>
          </draw:text-box>
        </draw:frame>
        <draw:frame draw:style-name="gr22" draw:text-style-name="P4" draw:layer="layout" svg:width="1cm" svg:height="0.797cm" svg:x="1.7cm" svg:y="7.4cm">
          <draw:text-box>
            <text:p><text:span text:style-name="T2">1</text:span></text:p>
          </draw:text-box>
        </draw:frame>
        <draw:frame draw:style-name="gr22" draw:text-style-name="P4" draw:layer="layout" svg:width="1cm" svg:height="0.797cm" svg:x="1.2cm" svg:y="9.9cm">
          <draw:text-box>
            <text:p><text:span text:style-name="T2">1,n</text:span></text:p>
          </draw:text-box>
        </draw:frame>
        <draw:frame draw:style-name="gr22" draw:text-style-name="P4" draw:layer="layout" svg:width="1cm" svg:height="0.797cm" svg:x="5.1cm" svg:y="11.9cm">
          <draw:text-box>
            <text:p><text:span text:style-name="T2">1</text:span></text:p>
          </draw:text-box>
        </draw:frame>
        <draw:frame draw:style-name="gr22" draw:text-style-name="P4" draw:layer="layout" svg:width="1cm" svg:height="0.797cm" svg:x="8.2cm" svg:y="10.603cm">
          <draw:text-box>
            <text:p><text:span text:style-name="T2">1</text:span></text:p>
          </draw:text-box>
        </draw:frame>
        <draw:frame draw:style-name="gr22" draw:text-style-name="P4" draw:layer="layout" svg:width="1cm" svg:height="0.797cm" svg:x="12.7cm" svg:y="7.9cm">
          <draw:text-box>
            <text:p><text:span text:style-name="T2">0,n</text:span></text:p>
          </draw:text-box>
        </draw:frame>
        <draw:frame draw:style-name="gr22" draw:text-style-name="P4" draw:layer="layout" svg:width="1cm" svg:height="0.797cm" svg:x="15.621cm" svg:y="5.8cm">
          <draw:text-box>
            <text:p><text:span text:style-name="T2">1</text:span></text:p>
          </draw:text-box>
        </draw:frame>
        <draw:frame draw:style-name="gr22" draw:text-style-name="P4" draw:layer="layout" svg:width="1cm" svg:height="0.797cm" svg:x="17.7cm" svg:y="2.503cm">
          <draw:text-box>
            <text:p><text:span text:style-name="T2">0,n</text:span></text:p>
          </draw:text-box>
        </draw:frame>
        <draw:frame draw:style-name="gr23" draw:text-style-name="P4" draw:layer="layout" svg:width="1.221cm" svg:height="1.039cm" svg:x="14.5cm" svg:y="4.3cm">
          <draw:text-box>
            <text:p><text:span text:style-name="T2">1, 5</text:span></text:p>
          </draw:text-box>
        </draw:frame>
        <draw:frame draw:style-name="gr22" draw:text-style-name="P4" draw:layer="layout" svg:width="1cm" svg:height="0.797cm" svg:x="12.7cm" svg:y="2.4cm">
          <draw:text-box>
            <text:p><text:span text:style-name="T2">1</text:span></text:p>
          </draw:text-box>
        </draw:frame>
        <draw:frame draw:style-name="gr24" draw:text-style-name="P4" draw:layer="layout" svg:width="1cm" svg:height="0.798cm" svg:x="12.2cm" svg:y="5.7cm">
          <draw:text-box>
            <text:p><text:span text:style-name="T2">0,n</text:span></text:p>
          </draw:text-box>
        </draw:frame>
        <draw:frame draw:style-name="gr22" draw:text-style-name="P4" draw:layer="layout" svg:width="1cm" svg:height="0.797cm" svg:x="7.7cm" svg:y="3.403cm">
          <draw:text-box>
            <text:p><text:span text:style-name="T2">1</text:span></text:p>
          </draw:text-box>
        </draw:frame>
        <draw:frame draw:style-name="gr22" draw:text-style-name="P4" draw:layer="layout" svg:width="1cm" svg:height="0.797cm" svg:x="6.6cm" svg:y="1.7cm">
          <draw:text-box>
            <text:p><text:span text:style-name="T2">1</text:span></text:p>
          </draw:text-box>
        </draw:frame>
        <draw:frame draw:style-name="gr22" draw:text-style-name="P4" draw:layer="layout" svg:width="1cm" svg:height="0.797cm" svg:x="2.1cm" svg:y="1.8cm">
          <draw:text-box>
            <text:p><text:span text:style-name="T2">0,n</text:span></text:p>
          </draw:text-box>
        </draw:frame>
        <draw:custom-shape draw:style-name="gr25" draw:text-style-name="P1" draw:layer="layout" svg:width="3.979cm" svg:height="3cm" svg:x="21.721cm" svg:y="4.2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" draw:layer="layout" svg:width="3.979cm" svg:height="0.5cm" svg:x="21.721cm" svg:y="4.285cm">
          <text:p text:style-name="P2"><text:span text:style-name="T1">Historique_prod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4" draw:layer="layout" svg:width="4cm" svg:height="2.615cm" svg:x="21.7cm" svg:y="4.785cm">
          <draw:text-box>
            <text:p><text:span text:style-name="T2">nom</text:span></text:p>
            <text:p><text:span text:style-name="T2">prix</text:span></text:p>
            <text:p><text:span text:style-name="T2">Description</text:span></text:p>
            <text:p><text:span text:style-name="T2">Caracteristique</text:span></text:p>
            <text:p><text:span text:style-name="T2">DateChangement</text:span></text:p>
            <text:p><text:span text:style-name="T2">type</text:span></text:p>
          </draw:text-box>
        </draw:frame>
        <draw:line draw:style-name="gr20" draw:text-style-name="P7" draw:layer="layout" svg:x1="15.722cm" svg:y1="7.2cm" svg:x2="17.7cm" svg:y2="6.9cm">
          <text:p/>
        </draw:line>
        <draw:custom-shape draw:style-name="gr21" draw:text-style-name="P3" draw:layer="layout" svg:width="2.5cm" svg:height="1cm" svg:x="20.7cm" svg:y="2.4cm">
          <text:p text:style-name="P2"><text:span text:style-name="T1">apparteni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2" draw:text-style-name="P4" draw:layer="layout" svg:width="1cm" svg:height="0.797cm" svg:x="19.7cm" svg:y="1.4cm">
          <draw:text-box>
            <text:p><text:span text:style-name="T2">0,n</text:span></text:p>
          </draw:text-box>
        </draw:frame>
        <draw:line draw:style-name="gr20" draw:text-style-name="P7" draw:layer="layout" svg:x1="19.7cm" svg:y1="1.9cm" svg:x2="20.7cm" svg:y2="2.9cm">
          <text:p/>
        </draw:line>
        <draw:line draw:style-name="gr20" draw:text-style-name="P7" draw:layer="layout" svg:x1="22.222cm" svg:y1="3.4cm" svg:x2="22.2cm" svg:y2="4.285cm">
          <text:p/>
        </draw:line>
        <draw:frame draw:style-name="gr22" draw:text-style-name="P4" draw:layer="layout" svg:width="1cm" svg:height="0.797cm" svg:x="22.2cm" svg:y="3.603cm">
          <draw:text-box>
            <text:p><text:span text:style-name="T2">1</text:span></text:p>
          </draw:text-box>
        </draw:frame>
        <draw:line draw:style-name="gr20" draw:text-style-name="P7" draw:layer="layout" svg:x1="19.7cm" svg:y1="6.7cm" svg:x2="21.7cm" svg:y2="6.7cm">
          <text:p/>
        </draw:line>
        <draw:custom-shape draw:style-name="gr28" draw:text-style-name="P3" draw:layer="layout" svg:width="3cm" svg:height="1.3cm" svg:x="17.2cm" svg:y="6.1cm">
          <text:p text:style-name="P2"><text:span text:style-name="T1">correspondr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2" draw:text-style-name="P4" draw:layer="layout" svg:width="1cm" svg:height="0.797cm" svg:x="15.722cm" svg:y="7.103cm">
          <draw:text-box>
            <text:p><text:span text:style-name="T2">1,n</text:span></text:p>
          </draw:text-box>
        </draw:frame>
        <draw:frame draw:style-name="gr22" draw:text-style-name="P4" draw:layer="layout" svg:width="0.521cm" svg:height="0.797cm" svg:x="21.1cm" svg:y="6.7cm">
          <draw:text-box>
            <text:p><text:span text:style-name="T2">1</text:span></text:p>
          </draw:text-box>
        </draw:frame>
        <presentation:notes draw:style-name="dp2">
          <draw:page-thumbnail draw:style-name="gr29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30" draw:text-style-name="P1" draw:layer="layout" svg:width="5cm" svg:height="4cm" svg:x="0.2cm" svg:y="0.20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5cm" svg:height="0.5cm" svg:x="0.2cm" svg:y="0.203cm">
          <text:p text:style-name="P2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5cm" svg:height="6cm" svg:x="0.2cm" svg:y="4cm">
          <text:p/>
          <draw:enhanced-geometry svg:viewBox="0 0 21600 21600" draw:type="rectangle" draw:enhanced-path="M 0 0 L 21600 0 21600 21600 0 21600 0 0 Z N"/>
        </draw:custom-shape>
        <draw:frame draw:style-name="gr33" draw:text-style-name="P6" draw:layer="layout" svg:width="5cm" svg:height="9.151cm" svg:x="0.1cm" svg:y="0.703cm">
          <draw:text-box>
            <text:p><text:span text:style-name="T7">+id_client : int</text:span></text:p>
            <text:p text:style-name="P5"><text:span text:style-name="T8">+nom</text:span><text:span text:style-name="T7"> : string</text:span></text:p>
            <text:p text:style-name="P5"><text:span text:style-name="T8">+prenom</text:span><text:span text:style-name="T7"> : string</text:span></text:p>
            <text:p text:style-name="P5"><text:span text:style-name="T8">+pseudo</text:span><text:span text:style-name="T7"> : string</text:span></text:p>
            <text:p text:style-name="P5"><text:span text:style-name="T8">+mail</text:span><text:span text:style-name="T7"> : string</text:span></text:p>
            <text:p text:style-name="P5"><text:span text:style-name="T8">+mdp</text:span><text:span text:style-name="T7"> : string</text:span></text:p>
            <text:p text:style-name="P5"><text:span text:style-name="T8">+adresse</text:span><text:span text:style-name="T7"> : string</text:span></text:p>
            <text:p text:style-name="P5"><text:span text:style-name="T8">+telephone</text:span><text:span text:style-name="T7"> : int</text:span></text:p>
            <text:p><text:span text:style-name="T9"/></text:p>
            <text:p><text:span text:style-name="T8">getIdClient</text:span><text:span text:style-name="T9"> () : int</text:span></text:p>
            <text:p text:style-name="P5"><text:span text:style-name="T8">getNom () </text:span><text:span text:style-name="T9">: string</text:span></text:p>
            <text:p text:style-name="P5"><text:span text:style-name="T8">getPrenom ()</text:span><text:span text:style-name="T9"> : string</text:span></text:p>
            <text:p text:style-name="P5"><text:span text:style-name="T8">getPseudo ()</text:span><text:span text:style-name="T9"> : string</text:span></text:p>
            <text:p text:style-name="P5"><text:span text:style-name="T8">getMail ()</text:span><text:span text:style-name="T9"> : string</text:span></text:p>
            <text:p text:style-name="P5"><text:span text:style-name="T8">getTelephone ()</text:span><text:span text:style-name="T9"> : int</text:span></text:p>
            <text:p text:style-name="P5"><text:span text:style-name="T8">getAdresse ()</text:span><text:span text:style-name="T9"> : string</text:span></text:p>
            <text:p text:style-name="P5"><text:span text:style-name="T8">getMdp ()</text:span><text:span text:style-name="T9"> : string</text:span></text:p>
            <text:p text:style-name="P5"><text:span text:style-name="T8">setIdClient (id)</text:span><text:span text:style-name="T9"> : void</text:span></text:p>
            <text:p text:style-name="P5"><text:span text:style-name="T8">setNom (nom) : </text:span><text:span text:style-name="T9">void</text:span></text:p>
            <text:p text:style-name="P5"><text:span text:style-name="T8">setPrenom (prenom) : </text:span><text:span text:style-name="T9">void</text:span></text:p>
            <text:p text:style-name="P5"><text:span text:style-name="T8">setPseudo (pseudo) : </text:span><text:span text:style-name="T9">void</text:span></text:p>
            <text:p text:style-name="P5"><text:span text:style-name="T8">setMail (mail) : </text:span><text:span text:style-name="T9">void</text:span></text:p>
            <text:p text:style-name="P5"><text:span text:style-name="T8">setTelephone (telephone) : </text:span><text:span text:style-name="T9">void</text:span></text:p>
            <text:p text:style-name="P5"><text:span text:style-name="T8">setAdresse (adresse) : </text:span><text:span text:style-name="T9">void</text:span></text:p>
            <text:p text:style-name="P5"><text:span text:style-name="T8">setMdp (mdp) : </text:span><text:span text:style-name="T9">void</text:span></text:p>
          </draw:text-box>
        </draw:frame>
        <draw:custom-shape draw:style-name="gr30" draw:text-style-name="P1" draw:layer="layout" svg:width="5cm" svg:height="4cm" svg:x="6.1cm" svg:y="0.20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5cm" svg:height="0.5cm" svg:x="6.1cm" svg:y="0.203cm">
          <text:p text:style-name="P2"><text:span text:style-name="T1">Commande</text:span>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5cm" svg:height="2.5cm" svg:x="6.1cm" svg:y="2cm">
          <text:p/>
          <draw:enhanced-geometry svg:viewBox="0 0 21600 21600" draw:type="rectangle" draw:enhanced-path="M 0 0 L 21600 0 21600 21600 0 21600 0 0 Z N"/>
        </draw:custom-shape>
        <draw:frame draw:style-name="gr35" draw:text-style-name="P6" draw:layer="layout" svg:width="5cm" svg:height="4.167cm" svg:x="6cm" svg:y="0.703cm">
          <draw:text-box>
            <text:p><text:span text:style-name="T7">+id_cmde : int</text:span></text:p>
            <text:p text:style-name="P5"><text:span text:style-name="T8">+id_client </text:span><text:span text:style-name="T7">: int</text:span></text:p>
            <text:p text:style-name="P5"><text:span text:style-name="T8">+date </text:span><text:span text:style-name="T7">: date</text:span></text:p>
            <text:p><text:span text:style-name="T9"/></text:p>
            <text:p><text:span text:style-name="T9">getIdCmde () : int</text:span></text:p>
            <text:p text:style-name="P5"><text:span text:style-name="T8">getIdClient () </text:span><text:span text:style-name="T9">: int</text:span></text:p>
            <text:p text:style-name="P5"><text:span text:style-name="T8">getPrenom ()</text:span><text:span text:style-name="T9"> : date</text:span></text:p>
            <text:p text:style-name="P5"><text:span text:style-name="T8">setIdCmde (id)</text:span><text:span text:style-name="T9"> : void</text:span></text:p>
            <text:p text:style-name="P5"><text:span text:style-name="T8">setIdClient (id) : </text:span><text:span text:style-name="T9">void</text:span></text:p>
            <text:p text:style-name="P5"><text:span text:style-name="T8">setDate (date) : </text:span><text:span text:style-name="T9">void</text:span></text:p>
            <text:p text:style-name="P5"><text:span text:style-name="T9"/></text:p>
          </draw:text-box>
        </draw:frame>
        <draw:custom-shape draw:style-name="gr30" draw:text-style-name="P1" draw:layer="layout" svg:width="5cm" svg:height="4cm" svg:x="11.6cm" svg:y="0.33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5cm" svg:height="0.5cm" svg:x="11.6cm" svg:y="0.333cm">
          <text:p text:style-name="P2"><text:span text:style-name="T1">Ligne_de_commande</text:span>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5cm" svg:height="2.5cm" svg:x="11.6cm" svg:y="2.13cm">
          <text:p/>
          <draw:enhanced-geometry svg:viewBox="0 0 21600 21600" draw:type="rectangle" draw:enhanced-path="M 0 0 L 21600 0 21600 21600 0 21600 0 0 Z N"/>
        </draw:custom-shape>
        <draw:frame draw:style-name="gr35" draw:text-style-name="P6" draw:layer="layout" svg:width="5cm" svg:height="4.167cm" svg:x="11.5cm" svg:y="0.833cm">
          <draw:text-box>
            <text:p><text:span text:style-name="T7">+id_cmde : int</text:span></text:p>
            <text:p text:style-name="P5"><text:span text:style-name="T8">+id_produit </text:span><text:span text:style-name="T7">: int</text:span></text:p>
            <text:p text:style-name="P5"><text:span text:style-name="T8">+qte </text:span><text:span text:style-name="T7">: int</text:span></text:p>
            <text:p><text:span text:style-name="T9"/></text:p>
            <text:p><text:span text:style-name="T8">getIdCmde</text:span><text:span text:style-name="T9"> () : int</text:span></text:p>
            <text:p text:style-name="P5"><text:span text:style-name="T8">getIdProduit () </text:span><text:span text:style-name="T9">: int</text:span></text:p>
            <text:p text:style-name="P5"><text:span text:style-name="T8">getQte ()</text:span><text:span text:style-name="T9"> : int</text:span></text:p>
            <text:p text:style-name="P5"><text:span text:style-name="T8">setIdCmde (id)</text:span><text:span text:style-name="T9"> : void</text:span></text:p>
            <text:p text:style-name="P5"><text:span text:style-name="T8">setIdProduit (id) : </text:span><text:span text:style-name="T9">void</text:span></text:p>
            <text:p text:style-name="P5"><text:span text:style-name="T8">setQte (qte) : </text:span><text:span text:style-name="T9">void</text:span></text:p>
            <text:p text:style-name="P5"><text:span text:style-name="T9"/></text:p>
          </draw:text-box>
        </draw:frame>
        <draw:custom-shape draw:style-name="gr30" draw:text-style-name="P1" draw:layer="layout" svg:width="5cm" svg:height="4cm" svg:x="17.1cm" svg:y="0.33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5cm" svg:height="0.5cm" svg:x="17.1cm" svg:y="0.333cm">
          <text:p text:style-name="P2"><text:span text:style-name="T1">Produit</text:span>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5cm" svg:height="4.8cm" svg:x="17.1cm" svg:y="3.2cm">
          <text:p/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5.5cm" svg:height="7.371cm" svg:x="17cm" svg:y="0.833cm">
          <draw:text-box>
            <text:p><text:span text:style-name="T8">+id_produit </text:span><text:span text:style-name="T7">: int</text:span></text:p>
            <text:p text:style-name="P5"><text:span text:style-name="T8">+nom : string</text:span></text:p>
            <text:p text:style-name="P5"><text:span text:style-name="T8">+prix : int</text:span></text:p>
            <text:p text:style-name="P5"><text:span text:style-name="T8">+id_categorie : int</text:span></text:p>
            <text:p text:style-name="P5"><text:span text:style-name="T8">+description : string</text:span></text:p>
            <text:p text:style-name="P5"><text:span text:style-name="T8">+dispo : bool</text:span></text:p>
            <text:p><text:span text:style-name="T9"/></text:p>
            <text:p text:style-name="P5"><text:span text:style-name="T8">getIdProduit () </text:span><text:span text:style-name="T9">: int</text:span></text:p>
            <text:p text:style-name="P5"><text:span text:style-name="T8">getNom ()</text:span><text:span text:style-name="T9"> : string</text:span></text:p>
            <text:p text:style-name="P5"><text:span text:style-name="T8">getPrix ()</text:span><text:span text:style-name="T9"> : int</text:span></text:p>
            <text:p text:style-name="P5"><text:span text:style-name="T8">getIdCategorie ()</text:span><text:span text:style-name="T9"> : int</text:span></text:p>
            <text:p text:style-name="P5"><text:span text:style-name="T8">getDescription ()</text:span><text:span text:style-name="T9"> : string</text:span></text:p>
            <text:p text:style-name="P5"><text:span text:style-name="T8">getDispo ()</text:span><text:span text:style-name="T9"> : bool</text:span></text:p>
            <text:p text:style-name="P5"><text:span text:style-name="T8">setIdProduit (id) : </text:span><text:span text:style-name="T9">void</text:span></text:p>
            <text:p text:style-name="P5"><text:span text:style-name="T8">setNom (nom) : </text:span><text:span text:style-name="T9">void</text:span></text:p>
            <text:p text:style-name="P5"><text:span text:style-name="T8">setPrix (prix) : </text:span><text:span text:style-name="T9">void</text:span></text:p>
            <text:p text:style-name="P5"><text:span text:style-name="T8">setIdCategorie (id) : </text:span><text:span text:style-name="T9">void</text:span></text:p>
            <text:p text:style-name="P5"><text:span text:style-name="T8">setDescription (description) : </text:span><text:span text:style-name="T9">void</text:span></text:p>
            <text:p text:style-name="P5"><text:span text:style-name="T8">setDispo (dispo) : </text:span><text:span text:style-name="T9">void</text:span></text:p>
          </draw:text-box>
        </draw:frame>
        <draw:custom-shape draw:style-name="gr38" draw:text-style-name="P1" draw:layer="layout" svg:width="5cm" svg:height="3.167cm" svg:x="22.6cm" svg:y="0.33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5cm" svg:height="0.5cm" svg:x="22.6cm" svg:y="0.333cm">
          <text:p text:style-name="P2"><text:span text:style-name="T1">Categorie</text:span>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5cm" svg:height="1.6cm" svg:x="22.6cm" svg:y="1.9cm">
          <text:p/>
          <draw:enhanced-geometry svg:viewBox="0 0 21600 21600" draw:type="rectangle" draw:enhanced-path="M 0 0 L 21600 0 21600 21600 0 21600 0 0 Z N"/>
        </draw:custom-shape>
        <draw:frame draw:style-name="gr40" draw:text-style-name="P6" draw:layer="layout" svg:width="5.5cm" svg:height="2.743cm" svg:x="22.5cm" svg:y="0.833cm">
          <draw:text-box>
            <text:p><text:span text:style-name="T8">+id_categorie </text:span><text:span text:style-name="T7">: int</text:span></text:p>
            <text:p text:style-name="P5"><text:span text:style-name="T8">+nom_categorie : string</text:span></text:p>
            <text:p text:style-name="P5"><text:span text:style-name="T8"/></text:p>
            <text:p text:style-name="P5"><text:span text:style-name="T9"/></text:p>
          </draw:text-box>
        </draw:frame>
        <draw:custom-shape draw:style-name="gr38" draw:text-style-name="P1" draw:layer="layout" svg:width="5cm" svg:height="3.167cm" svg:x="0.1cm" svg:y="10.75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5cm" svg:height="0.5cm" svg:x="0.1cm" svg:y="10.757cm">
          <text:p text:style-name="P2"><text:span text:style-name="T1">Image_produit</text:span>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5cm" svg:height="1.6cm" svg:x="0.1cm" svg:y="12.324cm">
          <text:p/>
          <draw:enhanced-geometry svg:viewBox="0 0 21600 21600" draw:type="rectangle" draw:enhanced-path="M 0 0 L 21600 0 21600 21600 0 21600 0 0 Z N"/>
        </draw:custom-shape>
        <draw:frame draw:style-name="gr40" draw:text-style-name="P6" draw:layer="layout" svg:width="5.5cm" svg:height="2.743cm" svg:x="0cm" svg:y="11.257cm">
          <draw:text-box>
            <text:p><text:span text:style-name="T8">+id_produit </text:span><text:span text:style-name="T7">: int</text:span></text:p>
            <text:p text:style-name="P5"><text:span text:style-name="T8">+chemin_image : string</text:span></text:p>
            <text:p text:style-name="P5"><text:span text:style-name="T8"/></text:p>
            <text:p text:style-name="P5"><text:span text:style-name="T8">getIdProduit () </text:span><text:span text:style-name="T9">: int</text:span></text:p>
            <text:p text:style-name="P5"><text:span text:style-name="T8">getCheminImage ()</text:span><text:span text:style-name="T9"> : string</text:span></text:p>
            <text:p text:style-name="P5"><text:span text:style-name="T8">setIdProduit (id) : </text:span><text:span text:style-name="T9">void</text:span></text:p>
            <text:p text:style-name="P5"><text:span text:style-name="T8">setCheminImage (chemin) : </text:span><text:span text:style-name="T9">void</text:span></text:p>
          </draw:text-box>
        </draw:frame>
        <draw:custom-shape draw:style-name="gr41" draw:text-style-name="P1" draw:layer="layout" svg:width="5cm" svg:height="8.583cm" svg:x="6.6cm" svg:y="5.25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5cm" svg:height="0.5cm" svg:x="6.6cm" svg:y="5.257cm">
          <text:p text:style-name="P2"><text:span text:style-name="T1">Avis_client</text:span>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cm" svg:height="2.667cm" svg:x="6.6cm" svg:y="5.757cm">
          <text:p/>
          <draw:enhanced-geometry svg:viewBox="0 0 21600 21600" draw:type="rectangle" draw:enhanced-path="M 0 0 L 21600 0 21600 21600 0 21600 0 0 Z N"/>
        </draw:custom-shape>
        <draw:frame draw:style-name="gr43" draw:text-style-name="P6" draw:layer="layout" svg:width="5cm" svg:height="8.083cm" svg:x="6.5cm" svg:y="5.757cm">
          <draw:text-box>
            <text:p><text:span text:style-name="T8">+id_avis_client </text:span><text:span text:style-name="T7">: int</text:span></text:p>
            <text:p text:style-name="P5"><text:span text:style-name="T8">+id_produit : int</text:span></text:p>
            <text:p text:style-name="P5"><text:span text:style-name="T8">+date_avis : date</text:span></text:p>
            <text:p text:style-name="P5"><text:span text:style-name="T8">+id_client : int</text:span></text:p>
            <text:p text:style-name="P5"><text:span text:style-name="T8">+note : int</text:span></text:p>
            <text:p text:style-name="P5"><text:span text:style-name="T8">+titre : string</text:span></text:p>
            <text:p text:style-name="P5"><text:span text:style-name="T8">+contenu : string</text:span></text:p>
            <text:p text:style-name="P5"><text:span text:style-name="T8"/></text:p>
            <text:p text:style-name="P5"><text:span text:style-name="T8">getIdAvisClient () </text:span><text:span text:style-name="T9">: int</text:span></text:p>
            <text:p text:style-name="P5"><text:span text:style-name="T8">getIdProduit ()</text:span><text:span text:style-name="T9"> : int</text:span></text:p>
            <text:p text:style-name="P5"><text:span text:style-name="T8">getDateAvis ()</text:span><text:span text:style-name="T9"> : date</text:span></text:p>
            <text:p text:style-name="P5"><text:span text:style-name="T8">getIdClient ()</text:span><text:span text:style-name="T9"> : int</text:span></text:p>
            <text:p text:style-name="P5"><text:span text:style-name="T8">getNote ()</text:span><text:span text:style-name="T9"> : int</text:span></text:p>
            <text:p text:style-name="P5"><text:span text:style-name="T8">getTitre ()</text:span><text:span text:style-name="T9"> : string</text:span></text:p>
            <text:p text:style-name="P5"><text:span text:style-name="T8">getContenu () : </text:span><text:span text:style-name="T9">string</text:span></text:p>
            <text:p text:style-name="P5"><text:span text:style-name="T8">setIdAvisClient (id) : </text:span><text:span text:style-name="T9">void</text:span></text:p>
            <text:p text:style-name="P5"><text:span text:style-name="T8">setIdProduit (id) : </text:span><text:span text:style-name="T9">void</text:span></text:p>
            <text:p text:style-name="P5"><text:span text:style-name="T8">setDateAvis (date) : </text:span><text:span text:style-name="T9">void</text:span></text:p>
            <text:p text:style-name="P5"><text:span text:style-name="T8">setIdClient (id) : </text:span><text:span text:style-name="T9">void</text:span></text:p>
            <text:p text:style-name="P5"><text:span text:style-name="T8">setNote (note) : </text:span><text:span text:style-name="T9">void</text:span></text:p>
            <text:p text:style-name="P5"><text:span text:style-name="T8">setTitre (titre) : </text:span><text:span text:style-name="T9">void</text:span></text:p>
            <text:p text:style-name="P5"><text:span text:style-name="T8">setContenu (contenu) : </text:span><text:span text:style-name="T9">void</text:span></text:p>
          </draw:text-box>
        </draw:frame>
        <draw:custom-shape draw:style-name="gr44" draw:text-style-name="P1" draw:layer="layout" svg:width="5cm" svg:height="5cm" svg:x="22.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5cm" svg:height="0.5cm" svg:x="22.5cm" svg:y="4cm">
          <text:p text:style-name="P2"><text:span text:style-name="T1">Historique_produit</text:span></text:p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5cm" svg:height="5.8cm" svg:x="22.5cm" svg:y="7.7cm">
          <text:p/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5.5cm" svg:height="7.727cm" svg:x="22.4cm" svg:y="4.5cm">
          <draw:text-box>
            <text:p><text:span text:style-name="T8">+id_produit </text:span><text:span text:style-name="T7">: int</text:span></text:p>
            <text:p text:style-name="P5"><text:span text:style-name="T8">+nom : string</text:span></text:p>
            <text:p text:style-name="P5"><text:span text:style-name="T8">+prix : int</text:span></text:p>
            <text:p text:style-name="P5"><text:span text:style-name="T8">+id_categorie : int</text:span></text:p>
            <text:p text:style-name="P5"><text:span text:style-name="T8">+description : string</text:span></text:p>
            <text:p text:style-name="P5"><text:span text:style-name="T8">+caracteristique : string</text:span></text:p>
            <text:p text:style-name="P5"><text:span text:style-name="T8">+date_changement : date</text:span></text:p>
            <text:p text:style-name="P5"><text:span text:style-name="T8">+type : varchar</text:span></text:p>
            <text:p><text:span text:style-name="T9"/></text:p>
            <text:p text:style-name="P5"><text:span text:style-name="T8">getIdProduit () </text:span><text:span text:style-name="T9">: int</text:span></text:p>
            <text:p text:style-name="P5"><text:span text:style-name="T8">getNom ()</text:span><text:span text:style-name="T9"> : string</text:span></text:p>
            <text:p text:style-name="P5"><text:span text:style-name="T8">getPrix ()</text:span><text:span text:style-name="T9"> : int</text:span></text:p>
            <text:p text:style-name="P5"><text:span text:style-name="T8">getIdCategorie ()</text:span><text:span text:style-name="T9"> : int</text:span></text:p>
            <text:p text:style-name="P5"><text:span text:style-name="T8">getDescription ()</text:span><text:span text:style-name="T9"> : string</text:span></text:p>
            <text:p text:style-name="P5"><text:span text:style-name="T8">getDispo ()</text:span><text:span text:style-name="T9"> : bool</text:span></text:p>
            <text:p text:style-name="P5"><text:span text:style-name="T8">setIdProduit (id) : </text:span><text:span text:style-name="T9">void</text:span></text:p>
            <text:p text:style-name="P5"><text:span text:style-name="T8">setNom (nom) : </text:span><text:span text:style-name="T9">void</text:span></text:p>
            <text:p text:style-name="P5"><text:span text:style-name="T8">setPrix (prix) : </text:span><text:span text:style-name="T9">void</text:span></text:p>
            <text:p text:style-name="P5"><text:span text:style-name="T8">setIdCategorie (id) : </text:span><text:span text:style-name="T9">void</text:span></text:p>
            <text:p text:style-name="P5"><text:span text:style-name="T8">setDescription (description) : </text:span><text:span text:style-name="T9">void</text:span></text:p>
            <text:p text:style-name="P5"><text:span text:style-name="T8">setDispo (dispo) : </text:span><text:span text:style-name="T9">void</text:span></text:p>
          </draw:text-box>
        </draw:frame>
        <presentation:notes draw:style-name="dp2">
          <draw:page-thumbnail draw:style-name="gr29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46" draw:text-style-name="P1" draw:layer="layout" svg:width="19.1cm" svg:height="14.2cm" svg:x="2.9cm" svg:y="0.3cm">
          <text:p/>
          <draw:enhanced-geometry svg:viewBox="0 0 21600 21600" draw:type="rectangle" draw:enhanced-path="M 0 0 L 21600 0 21600 21600 0 21600 0 0 Z N"/>
        </draw:custom-shape>
        <draw:line draw:style-name="gr20" draw:text-style-name="P7" draw:layer="layout" svg:x1="1.425cm" svg:y1="2.9cm" svg:x2="1.425cm" svg:y2="3.65cm">
          <text:p/>
        </draw:line>
        <draw:line draw:style-name="gr20" draw:text-style-name="P7" draw:layer="layout" svg:x1="1.8cm" svg:y1="3.275cm" svg:x2="1.05cm" svg:y2="3.275cm">
          <text:p/>
        </draw:line>
        <draw:line draw:style-name="gr20" draw:text-style-name="P7" draw:layer="layout" svg:x1="1.425cm" svg:y1="3.65cm" svg:x2="1.8cm" svg:y2="4.4cm">
          <text:p/>
        </draw:line>
        <draw:line draw:style-name="gr20" draw:text-style-name="P7" draw:layer="layout" svg:x1="1.425cm" svg:y1="3.65cm" svg:x2="1.05cm" svg:y2="4.4cm">
          <text:p/>
        </draw:line>
        <draw:custom-shape draw:style-name="gr47" draw:text-style-name="P1" draw:layer="layout" svg:width="1cm" svg:height="1cm" svg:x="0.9cm" svg:y="1.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0" draw:text-style-name="P7" draw:layer="layout" svg:x1="1.426cm" svg:y1="7.8cm" svg:x2="1.426cm" svg:y2="8.55cm">
          <text:p/>
        </draw:line>
        <draw:line draw:style-name="gr20" draw:text-style-name="P7" draw:layer="layout" svg:x1="1.801cm" svg:y1="8.175cm" svg:x2="1.051cm" svg:y2="8.175cm">
          <text:p/>
        </draw:line>
        <draw:line draw:style-name="gr20" draw:text-style-name="P7" draw:layer="layout" svg:x1="1.426cm" svg:y1="8.55cm" svg:x2="1.801cm" svg:y2="9.3cm">
          <text:p/>
        </draw:line>
        <draw:line draw:style-name="gr20" draw:text-style-name="P7" draw:layer="layout" svg:x1="1.426cm" svg:y1="8.55cm" svg:x2="1.051cm" svg:y2="9.3cm">
          <text:p/>
        </draw:line>
        <draw:custom-shape draw:style-name="gr47" draw:text-style-name="P1" draw:layer="layout" svg:width="1cm" svg:height="1cm" svg:x="0.901cm" svg:y="6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8" draw:text-style-name="P12" draw:layer="layout" svg:width="2.5cm" svg:height="0.806cm" svg:x="0.4cm" svg:y="4.494cm">
          <draw:text-box>
            <text:p text:style-name="P11"><text:span text:style-name="T1">Visiteur</text:span></text:p>
          </draw:text-box>
        </draw:frame>
        <draw:frame draw:style-name="gr48" draw:text-style-name="P12" draw:layer="layout" svg:width="2.5cm" svg:height="0.806cm" svg:x="0.4cm" svg:y="9.3cm">
          <draw:text-box>
            <text:p text:style-name="P11"><text:span text:style-name="T1">Client</text:span></text:p>
          </draw:text-box>
        </draw:frame>
        <draw:line draw:style-name="gr20" draw:text-style-name="P7" draw:layer="layout" svg:x1="5cm" svg:y1="1.3cm" svg:x2="2.4cm" svg:y2="2.8cm">
          <text:p/>
        </draw:line>
        <draw:custom-shape draw:style-name="gr49" draw:text-style-name="P14" draw:layer="layout" svg:width="3cm" svg:height="1cm" svg:x="4.5cm" svg:y="0.4cm">
          <text:p text:style-name="P13"><text:span text:style-name="T1">s’inscri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4" draw:layer="layout" svg:width="3cm" svg:height="1cm" svg:x="6.8cm" svg:y="2.1cm">
          <text:p text:style-name="P13"><text:span text:style-name="T1">Se connec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7" draw:layer="layout" svg:x1="6.8cm" svg:y1="2.6cm" svg:x2="2.4cm" svg:y2="2.8cm">
          <text:p/>
        </draw:line>
        <draw:line draw:style-name="gr20" draw:text-style-name="P7" draw:layer="layout" svg:x1="6.3cm" svg:y1="4.3cm" svg:x2="2.4cm" svg:y2="2.8cm">
          <text:p/>
        </draw:line>
        <draw:custom-shape draw:style-name="gr50" draw:text-style-name="P14" draw:layer="layout" svg:width="4.5cm" svg:height="1.5cm" svg:x="6.3cm" svg:y="3.5cm">
          <text:p text:style-name="P13"><text:span text:style-name="T1">Consulter le catalog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4cm" svg:height="1cm" svg:x="6.9cm" svg:y="7.3cm">
          <text:p text:style-name="P13"><text:span text:style-name="T1">Passer comma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4" draw:layer="layout" svg:width="3cm" svg:height="1cm" svg:x="5.4cm" svg:y="5.8cm">
          <text:p text:style-name="P13"><text:span text:style-name="T1">Gérer le pani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7" draw:layer="layout" svg:x1="7.5cm" svg:y1="0.8cm" svg:x2="7.9cm" svg:y2="2.1cm">
          <text:p/>
        </draw:line>
        <draw:frame draw:style-name="gr53" draw:text-style-name="P16" draw:layer="layout" svg:width="2.9cm" svg:height="1.199cm" svg:x="7.5cm" svg:y="1.101cm">
          <draw:text-box>
            <text:p text:style-name="P15"><text:span text:style-name="T2">&lt;&lt;extend&gt;&gt;</text:span></text:p>
          </draw:text-box>
        </draw:frame>
        <draw:custom-shape draw:style-name="gr54" draw:text-style-name="P14" draw:layer="layout" svg:width="5cm" svg:height="1cm" svg:x="7.5cm" svg:y="9.8cm">
          <text:p text:style-name="P13"><text:span text:style-name="T1">Poser des notes et a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16" draw:layer="layout" svg:width="2.9cm" svg:height="1.199cm" svg:x="8.5cm" svg:y="6.5cm">
          <draw:text-box>
            <text:p text:style-name="P15"><text:span text:style-name="T2">&lt;&lt;extend&gt;&gt;</text:span></text:p>
          </draw:text-box>
        </draw:frame>
        <draw:line draw:style-name="gr52" draw:text-style-name="P7" draw:layer="layout" svg:x1="8.9cm" svg:y1="7.3cm" svg:x2="8.4cm" svg:y2="6.3cm">
          <text:p/>
        </draw:line>
        <draw:line draw:style-name="gr20" draw:text-style-name="P7" draw:layer="layout" svg:x1="5.4cm" svg:y1="6.3cm" svg:x2="1.901cm" svg:y2="8.3cm">
          <text:p/>
        </draw:line>
        <draw:line draw:style-name="gr20" draw:text-style-name="P7" draw:layer="layout" svg:x1="6.9cm" svg:y1="7.8cm" svg:x2="1.902cm" svg:y2="8.3cm">
          <text:p/>
        </draw:line>
        <draw:line draw:style-name="gr20" draw:text-style-name="P7" draw:layer="layout" svg:x1="7.5cm" svg:y1="10.3cm" svg:x2="1.902cm" svg:y2="8.3cm">
          <text:p/>
        </draw:line>
        <draw:line draw:style-name="gr20" draw:text-style-name="P7" draw:layer="layout" svg:x1="6.9cm" svg:y1="4.8cm" svg:x2="1.902cm" svg:y2="8.3cm">
          <text:p/>
        </draw:line>
        <draw:custom-shape draw:style-name="gr55" draw:text-style-name="P14" draw:layer="layout" svg:width="3.5cm" svg:height="1cm" svg:x="7.9cm" svg:y="11cm">
          <text:p text:style-name="P13"><text:span text:style-name="T1">Modifier son prof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7" draw:layer="layout" svg:x1="7.9cm" svg:y1="11.5cm" svg:x2="1.902cm" svg:y2="8.3cm">
          <text:p/>
        </draw:line>
        <draw:line draw:style-name="gr52" draw:text-style-name="P7" draw:layer="layout" svg:x1="9.9cm" svg:y1="9.8cm" svg:x2="9.4cm" svg:y2="8.3cm">
          <text:p/>
        </draw:line>
        <draw:frame draw:style-name="gr53" draw:text-style-name="P16" draw:layer="layout" svg:width="2.9cm" svg:height="1.199cm" svg:x="9.6cm" svg:y="8.8cm">
          <draw:text-box>
            <text:p text:style-name="P15"><text:span text:style-name="T2">&lt;&lt;extend&gt;&gt;</text:span></text:p>
          </draw:text-box>
        </draw:frame>
        <draw:custom-shape draw:style-name="gr51" draw:text-style-name="P14" draw:layer="layout" svg:width="4cm" svg:height="1cm" svg:x="7.4cm" svg:y="12.1cm">
          <text:p text:style-name="P13"><text:span text:style-name="T1">consulter son prof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7" draw:layer="layout" svg:x1="7.4cm" svg:y1="12.5cm" svg:x2="1.902cm" svg:y2="8.3cm">
          <text:p/>
        </draw:line>
        <draw:line draw:style-name="gr20" draw:text-style-name="P7" draw:layer="layout" svg:x1="23.825cm" svg:y1="10.4cm" svg:x2="23.825cm" svg:y2="11.15cm">
          <text:p/>
        </draw:line>
        <draw:line draw:style-name="gr20" draw:text-style-name="P7" draw:layer="layout" svg:x1="24.2cm" svg:y1="10.775cm" svg:x2="23.45cm" svg:y2="10.775cm">
          <text:p/>
        </draw:line>
        <draw:line draw:style-name="gr20" draw:text-style-name="P7" draw:layer="layout" svg:x1="23.825cm" svg:y1="11.15cm" svg:x2="24.2cm" svg:y2="11.9cm">
          <text:p/>
        </draw:line>
        <draw:line draw:style-name="gr20" draw:text-style-name="P7" draw:layer="layout" svg:x1="23.825cm" svg:y1="11.15cm" svg:x2="23.45cm" svg:y2="11.9cm">
          <text:p/>
        </draw:line>
        <draw:custom-shape draw:style-name="gr47" draw:text-style-name="P1" draw:layer="layout" svg:width="1cm" svg:height="1cm" svg:x="23.3cm" svg:y="9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53" draw:text-style-name="P12" draw:layer="layout" svg:width="3.5cm" svg:height="1.199cm" svg:x="22.2cm" svg:y="11.9cm">
          <draw:text-box>
            <text:p text:style-name="P11"><text:span text:style-name="T1">Administrateur</text:span></text:p>
          </draw:text-box>
        </draw:frame>
        <draw:line draw:style-name="gr20" draw:text-style-name="P7" draw:layer="layout" svg:x1="23cm" svg:y1="11cm" svg:x2="20.5cm" svg:y2="12cm">
          <text:p/>
        </draw:line>
        <draw:custom-shape draw:style-name="gr56" draw:text-style-name="P14" draw:layer="layout" svg:width="5cm" svg:height="1.5cm" svg:x="11.5cm" svg:y="5.5cm">
          <text:p text:style-name="P13"><text:span text:style-name="T1">S’authentifier en </text:span></text:p>
          <text:p text:style-name="P13"><text:span text:style-name="T1">tant qu’administra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4cm" svg:height="1cm" svg:x="16.5cm" svg:y="11.5cm">
          <text:p text:style-name="P13"><text:span text:style-name="T1">Gérer les catégorie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1" draw:text-style-name="P14" draw:layer="layout" svg:width="4cm" svg:height="1cm" svg:x="16.5cm" svg:y="9.5cm">
          <text:p text:style-name="P13"><text:span text:style-name="T1">Ajouter un produ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4cm" svg:height="1cm" svg:x="16.5cm" svg:y="8cm">
          <text:p text:style-name="P13"><text:span text:style-name="T1">Modifier un produ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7" draw:layer="layout" svg:x1="23cm" svg:y1="11cm" svg:x2="20.5cm" svg:y2="10cm">
          <text:p/>
        </draw:line>
        <draw:line draw:style-name="gr20" draw:text-style-name="P7" draw:layer="layout" svg:x1="23cm" svg:y1="11cm" svg:x2="20.5cm" svg:y2="8.5cm">
          <text:p/>
        </draw:line>
        <draw:line draw:style-name="gr20" draw:text-style-name="P7" draw:layer="layout" svg:x1="17.5cm" svg:y1="8cm" svg:x2="16.4cm" svg:y2="6.5cm">
          <text:p/>
        </draw:line>
        <draw:line draw:style-name="gr20" draw:text-style-name="P7" draw:layer="layout" svg:x1="16.5cm" svg:y1="10cm" svg:x2="14.4cm" svg:y2="7cm">
          <text:p/>
        </draw:line>
        <draw:line draw:style-name="gr20" draw:text-style-name="P7" draw:layer="layout" svg:x1="16.5cm" svg:y1="12cm" svg:x2="13.9cm" svg:y2="7cm">
          <text:p/>
        </draw:line>
        <draw:frame draw:style-name="gr57" draw:text-style-name="P16" draw:layer="layout" svg:width="2.5cm" svg:height="0.699cm" svg:x="16.5cm" svg:y="6.5cm">
          <draw:text-box>
            <text:p text:style-name="P15"><text:span text:style-name="T2">&lt;&lt;include&gt;&gt;</text:span></text:p>
          </draw:text-box>
        </draw:frame>
        <draw:frame draw:style-name="gr57" draw:text-style-name="P16" draw:layer="layout" svg:width="2.5cm" svg:height="0.699cm" svg:x="14.6cm" svg:y="7.401cm">
          <draw:text-box>
            <text:p text:style-name="P15"><text:span text:style-name="T2">&lt;&lt;include&gt;&gt;</text:span></text:p>
          </draw:text-box>
        </draw:frame>
        <draw:frame draw:style-name="gr57" draw:text-style-name="P16" draw:layer="layout" svg:width="2.5cm" svg:height="0.699cm" svg:x="13.4cm" svg:y="9.902cm">
          <draw:text-box>
            <text:p text:style-name="P15"><text:span text:style-name="T2">&lt;&lt;include&gt;&gt;</text:span></text:p>
          </draw:text-box>
        </draw:frame>
        <presentation:notes draw:style-name="dp2">
          <draw:page-thumbnail draw:style-name="gr29" draw:layer="layout" svg:width="19.798cm" svg:height="11.136cm" svg:x="0.6cm" svg:y="2.257cm" draw:page-number="3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custom-shape draw:style-name="gr58" draw:text-style-name="P1" draw:layer="layout" svg:width="3.799cm" svg:height="4cm" svg:x="24.1cm" svg:y="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3.799cm" svg:height="0.5cm" svg:x="24.1cm" svg:y="6cm">
          <text:p text:style-name="P2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60" draw:text-style-name="P1" draw:layer="layout" svg:width="3.799cm" svg:height="2.2cm" svg:x="24.1cm" svg:y="9.597cm">
          <text:p/>
          <draw:enhanced-geometry svg:viewBox="0 0 21600 21600" draw:type="rectangle" draw:enhanced-path="M 0 0 L 21600 0 21600 21600 0 21600 0 0 Z N"/>
        </draw:custom-shape>
        <draw:frame draw:style-name="gr61" draw:text-style-name="P6" draw:layer="layout" svg:width="4.399cm" svg:height="5.297cm" svg:x="24cm" svg:y="6.5cm">
          <draw:text-box>
            <text:p><text:span text:style-name="T7">+id_client : int</text:span></text:p>
            <text:p text:style-name="P5"><text:span text:style-name="T8">+nom</text:span><text:span text:style-name="T7"> : string</text:span></text:p>
            <text:p text:style-name="P5"><text:span text:style-name="T8">+prenom</text:span><text:span text:style-name="T7"> : string</text:span></text:p>
            <text:p text:style-name="P5"><text:span text:style-name="T8">+pseudo</text:span><text:span text:style-name="T7"> : string</text:span></text:p>
            <text:p text:style-name="P5"><text:span text:style-name="T8">+mail</text:span><text:span text:style-name="T7"> : string</text:span></text:p>
            <text:p text:style-name="P5"><text:span text:style-name="T8">+mdp</text:span><text:span text:style-name="T7"> : string</text:span></text:p>
            <text:p text:style-name="P5"><text:span text:style-name="T8">+adresse</text:span><text:span text:style-name="T7"> : string</text:span></text:p>
            <text:p text:style-name="P5"><text:span text:style-name="T8">+telephone</text:span><text:span text:style-name="T7"> : int</text:span></text:p>
            <text:p text:style-name="P5"><text:span text:style-name="T7"/></text:p>
            <text:p text:style-name="P5"><text:span text:style-name="T7">inscription (Client) : string</text:span></text:p>
            <text:p text:style-name="P5"><text:span text:style-name="T7">verifMdp (Client) : bool</text:span></text:p>
            <text:p text:style-name="P5"><text:span text:style-name="T7">update (Client) : void</text:span></text:p>
            <text:p text:style-name="P5"><text:span text:style-name="T7">get (id_client) : Client</text:span></text:p>
            <text:p text:style-name="P5"><text:span text:style-name="T7">connexion (Client) : bool</text:span></text:p>
          </draw:text-box>
        </draw:frame>
        <draw:custom-shape draw:style-name="gr62" draw:text-style-name="P1" draw:layer="layout" svg:width="5cm" svg:height="1.797cm" svg:x="19cm" svg:y="11.80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5cm" svg:height="0.5cm" svg:x="19cm" svg:y="11.803cm">
          <text:p text:style-name="P2"><text:span text:style-name="T1">Commande</text:span></text:p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5cm" svg:height="2cm" svg:x="19cm" svg:y="13.6cm">
          <text:p/>
          <draw:enhanced-geometry svg:viewBox="0 0 21600 21600" draw:type="rectangle" draw:enhanced-path="M 0 0 L 21600 0 21600 21600 0 21600 0 0 Z N"/>
        </draw:custom-shape>
        <draw:frame draw:style-name="gr64" draw:text-style-name="P6" draw:layer="layout" svg:width="5cm" svg:height="3.297cm" svg:x="18.9cm" svg:y="12.303cm">
          <draw:text-box>
            <text:p><text:span text:style-name="T7">+id_cmde : int</text:span></text:p>
            <text:p text:style-name="P5"><text:span text:style-name="T8">+id_client </text:span><text:span text:style-name="T7">: int</text:span></text:p>
            <text:p text:style-name="P5"><text:span text:style-name="T8">+date </text:span><text:span text:style-name="T7">: date</text:span></text:p>
            <text:p text:style-name="P5"><text:span text:style-name="T7"/></text:p>
            <text:p text:style-name="P5"><text:span text:style-name="T7">add (Commande) : void</text:span></text:p>
            <text:p text:style-name="P5"><text:span text:style-name="T7">get (id_cmde) : Commande</text:span></text:p>
            <text:p text:style-name="P5"><text:span text:style-name="T7">getByIdClient (id_client) : array</text:span></text:p>
            <text:p text:style-name="P5"><text:span text:style-name="T7">getMaxId () : int</text:span></text:p>
          </draw:text-box>
        </draw:frame>
        <draw:custom-shape draw:style-name="gr65" draw:text-style-name="P1" draw:layer="layout" svg:width="6.999cm" svg:height="1.797cm" svg:x="9.501cm" svg:y="12.35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3" draw:layer="layout" svg:width="6.999cm" svg:height="0.5cm" svg:x="9.501cm" svg:y="12.357cm">
          <text:p text:style-name="P2"><text:span text:style-name="T1">Ligne_de_commande</text:span></text:p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6.999cm" svg:height="1.446cm" svg:x="9.501cm" svg:y="14.154cm">
          <text:p/>
          <draw:enhanced-geometry svg:viewBox="0 0 21600 21600" draw:type="rectangle" draw:enhanced-path="M 0 0 L 21600 0 21600 21600 0 21600 0 0 Z N"/>
        </draw:custom-shape>
        <draw:frame draw:style-name="gr68" draw:text-style-name="P6" draw:layer="layout" svg:width="6.999cm" svg:height="2.743cm" svg:x="9.501cm" svg:y="12.857cm">
          <draw:text-box>
            <text:p><text:span text:style-name="T7">+id_cmde : int</text:span></text:p>
            <text:p text:style-name="P5"><text:span text:style-name="T8">+id_produit </text:span><text:span text:style-name="T7">: int</text:span></text:p>
            <text:p text:style-name="P5"><text:span text:style-name="T8">+qte </text:span><text:span text:style-name="T7">: int</text:span></text:p>
            <text:p text:style-name="P5"><text:span text:style-name="T7"/></text:p>
            <text:p text:style-name="P5"><text:span text:style-name="T7">add (LigneDeCommande) : void</text:span></text:p>
            <text:p text:style-name="P5"><text:span text:style-name="T7">verifProduitAchete (LigneDeCommande) : int</text:span></text:p>
            <text:p text:style-name="P5"><text:span text:style-name="T7">get (id_cmde) : array</text:span></text:p>
          </draw:text-box>
        </draw:frame>
        <draw:custom-shape draw:style-name="gr69" draw:text-style-name="P1" draw:layer="layout" svg:width="7.699cm" svg:height="4cm" svg:x="5.701cm" svg:y="4.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" draw:layer="layout" svg:width="7.699cm" svg:height="0.5cm" svg:x="5.701cm" svg:y="4.5cm">
          <text:p text:style-name="P2"><text:span text:style-name="T1">Produit</text:span></text:p>
          <draw:enhanced-geometry svg:viewBox="0 0 21600 21600" draw:type="rectangle" draw:enhanced-path="M 0 0 L 21600 0 21600 21600 0 21600 0 0 Z N"/>
        </draw:custom-shape>
        <draw:custom-shape draw:style-name="gr71" draw:text-style-name="P1" draw:layer="layout" svg:width="7.699cm" svg:height="3.8cm" svg:x="5.701cm" svg:y="7.367cm">
          <text:p/>
          <draw:enhanced-geometry svg:viewBox="0 0 21600 21600" draw:type="rectangle" draw:enhanced-path="M 0 0 L 21600 0 21600 21600 0 21600 0 0 Z N"/>
        </draw:custom-shape>
        <draw:frame draw:style-name="gr72" draw:text-style-name="P6" draw:layer="layout" svg:width="7.799cm" svg:height="6.167cm" svg:x="5.701cm" svg:y="5cm">
          <draw:text-box>
            <text:p><text:span text:style-name="T8">+id_produit </text:span><text:span text:style-name="T7">: int</text:span></text:p>
            <text:p text:style-name="P5"><text:span text:style-name="T8">+nom : string</text:span></text:p>
            <text:p text:style-name="P5"><text:span text:style-name="T8">+prix : int</text:span></text:p>
            <text:p text:style-name="P5"><text:span text:style-name="T8">+id_categorie : int</text:span></text:p>
            <text:p text:style-name="P5"><text:span text:style-name="T8">+description : string</text:span></text:p>
            <text:p text:style-name="P5"><text:span text:style-name="T8">+dispo : bool</text:span></text:p>
            <text:p text:style-name="P5"><text:span text:style-name="T8"/></text:p>
            <text:p text:style-name="P5"><text:span text:style-name="T8">add (Produit) : void</text:span></text:p>
            <text:p text:style-name="P5"><text:span text:style-name="T8">update (Produit) : void</text:span></text:p>
            <text:p text:style-name="P5"><text:span text:style-name="T8">get (id_produit) : Produit</text:span></text:p>
            <text:p text:style-name="P5"><text:span text:style-name="T8">getByCategorie (id_categorie) : array</text:span></text:p>
            <text:p text:style-name="P5"><text:span text:style-name="T8">getTroisDernierByCategorie(id_categorie) : array</text:span></text:p>
            <text:p text:style-name="P5"><text:span text:style-name="T8">getByNom (nom) : Produit</text:span></text:p>
            <text:p text:style-name="P5"><text:span text:style-name="T8">getLimitOffset (limit : int, offset : int) : array</text:span></text:p>
            <text:p text:style-name="P5"><text:span text:style-name="T8">count () : int</text:span></text:p>
            <text:p text:style-name="P5"><text:span text:style-name="T8">switchDispo (id_produit) : void</text:span></text:p>
          </draw:text-box>
        </draw:frame>
        <draw:custom-shape draw:style-name="gr38" draw:text-style-name="P1" draw:layer="layout" svg:width="5cm" svg:height="3.167cm" svg:x="0.1cm" svg:y="12.45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5cm" svg:height="0.5cm" svg:x="0.1cm" svg:y="12.457cm">
          <text:p text:style-name="P2"><text:span text:style-name="T1">Categorie</text:span>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5cm" svg:height="1.6cm" svg:x="0.1cm" svg:y="14.0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5cm" svg:height="3.167cm" svg:x="0.1cm" svg:y="0.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5cm" svg:height="0.5cm" svg:x="0.1cm" svg:y="0.1cm">
          <text:p text:style-name="P2"><text:span text:style-name="T1">Image_produit</text:span></text:p>
          <draw:enhanced-geometry svg:viewBox="0 0 21600 21600" draw:type="rectangle" draw:enhanced-path="M 0 0 L 21600 0 21600 21600 0 21600 0 0 Z N"/>
        </draw:custom-shape>
        <draw:custom-shape draw:style-name="gr73" draw:text-style-name="P1" draw:layer="layout" svg:width="5cm" svg:height="2.176cm" svg:x="0.1cm" svg:y="1.667cm">
          <text:p/>
          <draw:enhanced-geometry svg:viewBox="0 0 21600 21600" draw:type="rectangle" draw:enhanced-path="M 0 0 L 21600 0 21600 21600 0 21600 0 0 Z N"/>
        </draw:custom-shape>
        <draw:frame draw:style-name="gr74" draw:text-style-name="P6" draw:layer="layout" svg:width="4.999cm" svg:height="3.811cm" svg:x="0cm" svg:y="0.6cm">
          <draw:text-box>
            <text:p><text:span text:style-name="T8">+id_produit </text:span><text:span text:style-name="T7">: int</text:span></text:p>
            <text:p text:style-name="P5"><text:span text:style-name="T8">+chemin_image : string</text:span></text:p>
            <text:p text:style-name="P5"><text:span text:style-name="T8"/></text:p>
            <text:p text:style-name="P5"><text:span text:style-name="T8">add (ImageProduit) : void</text:span></text:p>
            <text:p text:style-name="P5"><text:span text:style-name="T8">get (id_produit) : array</text:span></text:p>
            <text:p text:style-name="P5"><text:span text:style-name="T8">getOne (id_produit) : array</text:span></text:p>
            <text:p text:style-name="P5"><text:span text:style-name="T8">update (ImageProduit) : void</text:span></text:p>
            <text:p text:style-name="P5"><text:span text:style-name="T8">verif (ImageProduit) : bool</text:span></text:p>
            <text:p text:style-name="P5"><text:span text:style-name="T8"/></text:p>
            <text:p text:style-name="P5"><text:span text:style-name="T8"/></text:p>
          </draw:text-box>
        </draw:frame>
        <draw:custom-shape draw:style-name="gr75" draw:text-style-name="P1" draw:layer="layout" svg:width="7.399cm" svg:height="6.447cm" svg:x="15.2cm" svg:y="0.1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3" draw:layer="layout" svg:width="7.399cm" svg:height="0.5cm" svg:x="15.2cm" svg:y="0.1cm">
          <text:p text:style-name="P2"><text:span text:style-name="T1">Avis_client</text:span></text:p>
          <draw:enhanced-geometry svg:viewBox="0 0 21600 21600" draw:type="rectangle" draw:enhanced-path="M 0 0 L 21600 0 21600 21600 0 21600 0 0 Z N"/>
        </draw:custom-shape>
        <draw:custom-shape draw:style-name="gr77" draw:text-style-name="P1" draw:layer="layout" svg:width="7.399cm" svg:height="2.743cm" svg:x="15.2cm" svg:y="0.6cm">
          <text:p/>
          <draw:enhanced-geometry svg:viewBox="0 0 21600 21600" draw:type="rectangle" draw:enhanced-path="M 0 0 L 21600 0 21600 21600 0 21600 0 0 Z N"/>
        </draw:custom-shape>
        <draw:frame draw:style-name="gr78" draw:text-style-name="P6" draw:layer="layout" svg:width="7.499cm" svg:height="5.947cm" svg:x="15.1cm" svg:y="0.6cm">
          <draw:text-box>
            <text:p><text:span text:style-name="T8">+id_avis_client </text:span><text:span text:style-name="T7">: int</text:span></text:p>
            <text:p text:style-name="P5"><text:span text:style-name="T8">+id_produit : int</text:span></text:p>
            <text:p text:style-name="P5"><text:span text:style-name="T8">+date_avis : date</text:span></text:p>
            <text:p text:style-name="P5"><text:span text:style-name="T8">+id_client : int</text:span></text:p>
            <text:p text:style-name="P5"><text:span text:style-name="T8">+note : int</text:span></text:p>
            <text:p text:style-name="P5"><text:span text:style-name="T8">+titre : string</text:span></text:p>
            <text:p text:style-name="P5"><text:span text:style-name="T8">+contenu : string</text:span></text:p>
            <text:p text:style-name="P5"><text:span text:style-name="T8"/></text:p>
            <text:p text:style-name="P5"><text:span text:style-name="T8">add (AvisClient) : void</text:span></text:p>
            <text:p text:style-name="P5"><text:span text:style-name="T8">update (AvisClient) : void</text:span></text:p>
            <text:p text:style-name="P5"><text:span text:style-name="T8">get (int) : AvisClient</text:span></text:p>
            <text:p text:style-name="P5"><text:span text:style-name="T8">getByIdProduit (id_produit) : array</text:span></text:p>
            <text:p text:style-name="P5"><text:span text:style-name="T8">getByIdClient (id_client) : array</text:span></text:p>
            <text:p text:style-name="P5"><text:span text:style-name="T8">getMoyenne (id_produit) : float</text:span></text:p>
            <text:p text:style-name="P5"><text:span text:style-name="T8">countByIdProduit (id_produit) : int</text:span></text:p>
            <text:p text:style-name="P5"><text:span text:style-name="T8">countByIdProduitAndNote (id_produit, note) : int</text:span></text:p>
          </draw:text-box>
        </draw:frame>
        <draw:custom-shape draw:style-name="gr30" draw:text-style-name="P1" draw:layer="layout" svg:width="5cm" svg:height="4cm" svg:x="0.101cm" svg:y="5.33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5cm" svg:height="0.5cm" svg:x="0.101cm" svg:y="5.333cm">
          <text:p text:style-name="P2"><text:span text:style-name="T1">Historique_produit</text:span></text:p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5cm" svg:height="0.967cm" svg:x="0.101cm" svg:y="9.033cm">
          <text:p/>
          <draw:enhanced-geometry svg:viewBox="0 0 21600 21600" draw:type="rectangle" draw:enhanced-path="M 0 0 L 21600 0 21600 21600 0 21600 0 0 Z N"/>
        </draw:custom-shape>
        <draw:frame draw:style-name="gr80" draw:text-style-name="P6" draw:layer="layout" svg:width="5.001cm" svg:height="4.167cm" svg:x="0.1cm" svg:y="5.833cm">
          <draw:text-box>
            <text:p><text:span text:style-name="T8">+id_produit </text:span><text:span text:style-name="T7">: int</text:span></text:p>
            <text:p text:style-name="P5"><text:span text:style-name="T8">+nom : string</text:span></text:p>
            <text:p text:style-name="P5"><text:span text:style-name="T8">+prix : int</text:span></text:p>
            <text:p text:style-name="P5"><text:span text:style-name="T8">+id_categorie : int</text:span></text:p>
            <text:p text:style-name="P5"><text:span text:style-name="T8">+description : string</text:span></text:p>
            <text:p text:style-name="P5"><text:span text:style-name="T8">+caracteristique : string</text:span></text:p>
            <text:p text:style-name="P5"><text:span text:style-name="T8">+date_changement : date</text:span></text:p>
            <text:p text:style-name="P5"><text:span text:style-name="T8">+type : string</text:span></text:p>
            <text:p text:style-name="P5"><text:span text:style-name="T8"/></text:p>
            <text:p text:style-name="P5"><text:span text:style-name="T8">getAncienProduit(id_produit, date_cmde) : HistoriqueProduit</text:span></text:p>
          </draw:text-box>
        </draw:frame>
        <draw:frame draw:style-name="gr81" draw:text-style-name="P20" draw:layer="layout" svg:width="4.899cm" svg:height="2.743cm" svg:x="0.1cm" svg:y="12.957cm">
          <draw:text-box>
            <text:p text:style-name="P18"><text:span text:style-name="T9">+id_categorie : int</text:span></text:p>
            <text:p text:style-name="P18"><text:span text:style-name="T9">+nom_categorie : string</text:span></text:p>
            <text:p text:style-name="P18"><text:span text:style-name="T9"/></text:p>
            <text:p text:style-name="P18"><text:span text:style-name="T8">add </text:span><text:span text:style-name="T9">(Categorie) : void</text:span></text:p>
            <text:p text:style-name="P18"><text:span text:style-name="T8">update </text:span><text:span text:style-name="T9">(Categorie) : void</text:span></text:p>
            <text:p text:style-name="P18"><text:span text:style-name="T8">get </text:span><text:span text:style-name="T9">(id_categorie) : Categorie</text:span></text:p>
            <text:p text:style-name="P19"><text:span text:style-name="T8">getList () : array</text:span></text:p>
          </draw:text-box>
        </draw:frame>
        <draw:line draw:style-name="gr20" draw:text-style-name="P7" draw:layer="layout" svg:x1="5.1cm" svg:y1="2cm" svg:x2="7cm" svg:y2="2cm">
          <text:p/>
        </draw:line>
        <draw:line draw:style-name="gr20" draw:text-style-name="P7" draw:layer="layout" svg:x1="10cm" svg:y1="2cm" svg:x2="15.2cm" svg:y2="2cm">
          <text:p/>
        </draw:line>
        <draw:line draw:style-name="gr20" draw:text-style-name="P7" draw:layer="layout" svg:x1="7.9cm" svg:y1="13.5cm" svg:x2="7.9cm" svg:y2="11.167cm">
          <text:p/>
        </draw:line>
        <draw:line draw:style-name="gr20" draw:text-style-name="P7" draw:layer="layout" svg:x1="5.7cm" svg:y1="4.8cm" svg:x2="2.5cm" svg:y2="4.8cm">
          <text:p/>
        </draw:line>
        <draw:line draw:style-name="gr20" draw:text-style-name="P7" draw:layer="layout" svg:x1="16cm" svg:y1="12.357cm" svg:x2="16cm" svg:y2="10.5cm">
          <text:p/>
        </draw:line>
        <draw:line draw:style-name="gr20" draw:text-style-name="P7" draw:layer="layout" svg:x1="19cm" svg:y1="13.5cm" svg:x2="16.5cm" svg:y2="13.5cm">
          <text:p/>
        </draw:line>
        <draw:line draw:style-name="gr20" draw:text-style-name="P7" draw:layer="layout" svg:x1="20.5cm" svg:y1="9.5cm" svg:x2="20.5cm" svg:y2="11.803cm">
          <text:p/>
        </draw:line>
        <draw:line draw:style-name="gr20" draw:text-style-name="P7" draw:layer="layout" svg:x1="25.5cm" svg:y1="3cm" svg:x2="22.599cm" svg:y2="3cm">
          <text:p/>
        </draw:line>
        <draw:line draw:style-name="gr20" draw:text-style-name="P7" draw:layer="layout" svg:x1="2.5cm" svg:y1="12.5cm" svg:x2="2.499cm" svg:y2="10cm">
          <text:p/>
        </draw:line>
        <draw:line draw:style-name="gr20" draw:text-style-name="P7" draw:layer="layout" svg:x1="7cm" svg:y1="4.5cm" svg:x2="7cm" svg:y2="2cm">
          <text:p/>
        </draw:line>
        <draw:line draw:style-name="gr20" draw:text-style-name="P7" draw:layer="layout" svg:x1="2.5cm" svg:y1="5.333cm" svg:x2="2.5cm" svg:y2="4.8cm">
          <text:p/>
        </draw:line>
        <draw:line draw:style-name="gr20" draw:text-style-name="P7" draw:layer="layout" svg:x1="7.9cm" svg:y1="13.501cm" svg:x2="5.1cm" svg:y2="13.5cm">
          <text:p/>
        </draw:line>
        <draw:line draw:style-name="gr20" draw:text-style-name="P7" draw:layer="layout" svg:x1="20.5cm" svg:y1="9.501cm" svg:x2="24.1cm" svg:y2="9.5cm">
          <text:p/>
        </draw:line>
        <draw:line draw:style-name="gr20" draw:text-style-name="P7" draw:layer="layout" svg:x1="13.4cm" svg:y1="10.5cm" svg:x2="16cm" svg:y2="10.501cm">
          <text:p/>
        </draw:line>
        <draw:line draw:style-name="gr20" draw:text-style-name="P7" draw:layer="layout" svg:x1="10cm" svg:y1="2cm" svg:x2="10cm" svg:y2="4.5cm">
          <text:p/>
        </draw:line>
        <draw:line draw:style-name="gr20" draw:text-style-name="P7" draw:layer="layout" svg:x1="25.501cm" svg:y1="3cm" svg:x2="25.5cm" svg:y2="6cm">
          <text:p/>
        </draw:line>
        <draw:frame draw:style-name="gr82" draw:text-style-name="P20" draw:layer="layout" svg:width="1cm" svg:height="0.607cm" svg:x="25.501cm" svg:y="5.393cm">
          <draw:text-box>
            <text:p text:style-name="P18"><text:span text:style-name="T9"><text:s/></text:span><text:span text:style-name="T9">*</text:span></text:p>
          </draw:text-box>
        </draw:frame>
        <draw:frame draw:style-name="gr82" draw:text-style-name="P20" draw:layer="layout" svg:width="1cm" svg:height="0.607cm" svg:x="22.599cm" svg:y="2.393cm">
          <draw:text-box>
            <text:p text:style-name="P18"><text:span text:style-name="T9">1</text:span></text:p>
          </draw:text-box>
        </draw:frame>
        <draw:frame draw:style-name="gr82" draw:text-style-name="P20" draw:layer="layout" svg:width="0.4cm" svg:height="0.607cm" svg:x="23.6cm" svg:y="8.893cm">
          <draw:text-box>
            <text:p text:style-name="P18"><text:span text:style-name="T9">*</text:span></text:p>
          </draw:text-box>
        </draw:frame>
        <draw:frame draw:style-name="gr82" draw:text-style-name="P20" draw:layer="layout" svg:width="1cm" svg:height="0.607cm" svg:x="20.5cm" svg:y="11.196cm">
          <draw:text-box>
            <text:p text:style-name="P18"><text:span text:style-name="T9">1</text:span></text:p>
          </draw:text-box>
        </draw:frame>
        <draw:frame draw:style-name="gr83" draw:text-style-name="P20" draw:layer="layout" svg:width="1cm" svg:height="0.607cm" svg:x="18.1cm" svg:y="13.5cm">
          <draw:text-box>
            <text:p text:style-name="P18"><text:span text:style-name="T9">1, *</text:span></text:p>
          </draw:text-box>
        </draw:frame>
        <draw:frame draw:style-name="gr82" draw:text-style-name="P20" draw:layer="layout" svg:width="1cm" svg:height="0.607cm" svg:x="16.4cm" svg:y="13.5cm">
          <draw:text-box>
            <text:p text:style-name="P18"><text:span text:style-name="T9">1</text:span></text:p>
          </draw:text-box>
        </draw:frame>
        <draw:frame draw:style-name="gr82" draw:text-style-name="P20" draw:layer="layout" svg:width="1cm" svg:height="0.607cm" svg:x="15.4cm" svg:y="11.793cm">
          <draw:text-box>
            <text:p text:style-name="P18"><text:span text:style-name="T9">1</text:span></text:p>
          </draw:text-box>
        </draw:frame>
        <draw:frame draw:style-name="gr82" draw:text-style-name="P20" draw:layer="layout" svg:width="1cm" svg:height="0.607cm" svg:x="13.4cm" svg:y="9.9cm">
          <draw:text-box>
            <text:p text:style-name="P18"><text:span text:style-name="T9">*</text:span></text:p>
          </draw:text-box>
        </draw:frame>
        <draw:frame draw:style-name="gr83" draw:text-style-name="P20" draw:layer="layout" svg:width="1cm" svg:height="0.607cm" svg:x="4.8cm" svg:y="4.293cm">
          <draw:text-box>
            <text:p text:style-name="P18"><text:span text:style-name="T9">1, *</text:span></text:p>
          </draw:text-box>
        </draw:frame>
        <draw:frame draw:style-name="gr83" draw:text-style-name="P20" draw:layer="layout" svg:width="1cm" svg:height="0.607cm" svg:x="1.9cm" svg:y="4.8cm">
          <draw:text-box>
            <text:p text:style-name="P18"><text:span text:style-name="T9">1</text:span></text:p>
          </draw:text-box>
        </draw:frame>
        <draw:frame draw:style-name="gr83" draw:text-style-name="P20" draw:layer="layout" svg:width="1cm" svg:height="0.607cm" svg:x="2.5cm" svg:y="10cm">
          <draw:text-box>
            <text:p text:style-name="P18"><text:span text:style-name="T9">1</text:span></text:p>
          </draw:text-box>
        </draw:frame>
        <draw:frame draw:style-name="gr83" draw:text-style-name="P20" draw:layer="layout" svg:width="1cm" svg:height="0.607cm" svg:x="7.9cm" svg:y="11.167cm">
          <draw:text-box>
            <text:p text:style-name="P18"><text:span text:style-name="T9">1</text:span></text:p>
          </draw:text-box>
        </draw:frame>
        <draw:frame draw:style-name="gr84" draw:text-style-name="P20" draw:layer="layout" svg:width="1.5cm" svg:height="0.963cm" svg:x="7cm" svg:y="3.893cm">
          <draw:text-box>
            <text:p text:style-name="P18"><text:span text:style-name="T9">1, 5</text:span></text:p>
          </draw:text-box>
        </draw:frame>
        <draw:frame draw:style-name="gr83" draw:text-style-name="P20" draw:layer="layout" svg:width="1cm" svg:height="0.607cm" svg:x="5.099cm" svg:y="1.393cm">
          <draw:text-box>
            <text:p text:style-name="P18"><text:span text:style-name="T9">1</text:span></text:p>
          </draw:text-box>
        </draw:frame>
        <draw:frame draw:style-name="gr83" draw:text-style-name="P20" draw:layer="layout" svg:width="1cm" svg:height="0.607cm" svg:x="2.499cm" svg:y="11.893cm">
          <draw:text-box>
            <text:p text:style-name="P18"><text:span text:style-name="T9">*</text:span></text:p>
          </draw:text-box>
        </draw:frame>
        <draw:frame draw:style-name="gr83" draw:text-style-name="P20" draw:layer="layout" svg:width="1cm" svg:height="0.607cm" svg:x="5.1cm" svg:y="12.957cm">
          <draw:text-box>
            <text:p text:style-name="P18"><text:span text:style-name="T9">*</text:span></text:p>
          </draw:text-box>
        </draw:frame>
        <draw:frame draw:style-name="gr83" draw:text-style-name="P20" draw:layer="layout" svg:width="1cm" svg:height="0.607cm" svg:x="10cm" svg:y="4cm">
          <draw:text-box>
            <text:p text:style-name="P18"><text:span text:style-name="T9">*</text:span></text:p>
          </draw:text-box>
        </draw:frame>
        <draw:frame draw:style-name="gr82" draw:text-style-name="P20" draw:layer="layout" svg:width="0.8cm" svg:height="0.607cm" svg:x="14.6cm" svg:y="1.393cm">
          <draw:text-box>
            <text:p text:style-name="P18"><text:span text:style-name="T9">1</text:span></text:p>
          </draw:text-box>
        </draw:frame>
        <draw:frame draw:style-name="gr81" draw:text-style-name="P20" draw:layer="layout" svg:width="3.5cm" svg:height="0.607cm" svg:x="10.679cm" svg:y="1.5cm">
          <draw:text-box>
            <text:p text:style-name="P18"><text:span text:style-name="T9">avoir</text:span></text:p>
          </draw:text-box>
        </draw:frame>
        <draw:frame draw:style-name="gr81" draw:text-style-name="P20" draw:layer="layout" svg:width="3.5cm" svg:height="0.607cm" svg:x="6cm" svg:y="1.5cm">
          <draw:text-box>
            <text:p text:style-name="P18"><text:span text:style-name="T9">avoir</text:span></text:p>
          </draw:text-box>
        </draw:frame>
        <draw:frame draw:style-name="gr81" draw:text-style-name="P20" draw:layer="layout" svg:width="3.5cm" svg:height="0.607cm" svg:x="2.5cm" svg:y="4.193cm">
          <draw:text-box>
            <text:p text:style-name="P18"><text:span text:style-name="T9">correspondre</text:span></text:p>
          </draw:text-box>
        </draw:frame>
        <draw:frame draw:style-name="gr81" draw:text-style-name="P20" draw:layer="layout" svg:width="3.5cm" svg:height="0.607cm" svg:x="6cm" svg:y="13.393cm">
          <draw:text-box>
            <text:p text:style-name="P18"><text:span text:style-name="T9">appartenir</text:span></text:p>
          </draw:text-box>
        </draw:frame>
        <draw:frame draw:style-name="gr81" draw:text-style-name="P20" draw:layer="layout" svg:width="3.5cm" svg:height="0.607cm" svg:x="0.5cm" svg:y="11cm">
          <draw:text-box>
            <text:p text:style-name="P18"><text:span text:style-name="T9">appartenir</text:span></text:p>
          </draw:text-box>
        </draw:frame>
        <draw:frame draw:style-name="gr81" draw:text-style-name="P20" draw:layer="layout" svg:width="3.5cm" svg:height="0.607cm" svg:x="14.4cm" svg:y="10cm">
          <draw:text-box>
            <text:p text:style-name="P18"><text:span text:style-name="T9">concerner</text:span></text:p>
          </draw:text-box>
        </draw:frame>
        <draw:frame draw:style-name="gr81" draw:text-style-name="P20" draw:layer="layout" svg:width="3.5cm" svg:height="0.607cm" svg:x="17cm" svg:y="12.993cm">
          <draw:text-box>
            <text:p text:style-name="P18"><text:span text:style-name="T9">contenir</text:span></text:p>
          </draw:text-box>
        </draw:frame>
        <draw:frame draw:style-name="gr81" draw:text-style-name="P20" draw:layer="layout" svg:width="3.5cm" svg:height="0.607cm" svg:x="21cm" svg:y="8.893cm">
          <draw:text-box>
            <text:p text:style-name="P18"><text:span text:style-name="T9">passer</text:span></text:p>
          </draw:text-box>
        </draw:frame>
        <draw:frame draw:style-name="gr81" draw:text-style-name="P20" draw:layer="layout" svg:width="3.5cm" svg:height="0.607cm" svg:x="24cm" svg:y="2.393cm">
          <draw:text-box>
            <text:p text:style-name="P18"><text:span text:style-name="T9">appartenir</text:span></text:p>
          </draw:text-box>
        </draw:frame>
        <presentation:notes draw:style-name="dp2">
          <draw:page-thumbnail draw:style-name="gr29" draw:layer="layout" svg:width="19.798cm" svg:height="11.136cm" svg:x="0.6cm" svg:y="2.257cm" draw:page-number="4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3T20:14:03.567000000</meta:creation-date>
    <meta:editing-duration>PT57M47S</meta:editing-duration>
    <meta:editing-cycles>12</meta:editing-cycles>
    <meta:generator>LibreOffice/7.1.1.2$Windows_X86_64 LibreOffice_project/fe0b08f4af1bacafe4c7ecc87ce55bb426164676</meta:generator>
    <dc:date>2022-05-06T19:33:13.382000000</dc:date>
    <meta:document-statistic meta:object-count="261"/>
  </office:meta>
</office:document-meta>
</file>